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line-height="100%"/>
      <style:text-properties style:font-name="Liberation Serif" fo:font-size="12pt" officeooo:rsid="000f537b" officeooo:paragraph-rsid="0017dd51" style:font-size-asian="12pt" style:font-size-complex="12pt"/>
    </style:style>
    <style:style style:name="P2" style:family="paragraph" style:parent-style-name="Standard">
      <style:paragraph-properties fo:line-height="100%"/>
      <style:text-properties style:font-name="Liberation Serif" fo:font-size="12pt" officeooo:rsid="000f537b" officeooo:paragraph-rsid="000f537b" style:font-size-asian="12pt" style:font-size-complex="12pt"/>
    </style:style>
    <style:style style:name="P3" style:family="paragraph" style:parent-style-name="Standard">
      <style:paragraph-properties fo:line-height="100%"/>
      <style:text-properties style:font-name="Liberation Serif" fo:font-size="12pt" officeooo:rsid="000f537b" officeooo:paragraph-rsid="00105750" style:font-size-asian="12pt" style:font-size-complex="12pt"/>
    </style:style>
    <style:style style:name="P4" style:family="paragraph" style:parent-style-name="Standard">
      <style:paragraph-properties fo:line-height="100%"/>
      <style:text-properties style:font-name="Liberation Serif" fo:font-size="12pt" officeooo:rsid="0014db96" officeooo:paragraph-rsid="0017dd51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Liberation Serif" fo:font-size="12pt" officeooo:rsid="0017dd51" officeooo:paragraph-rsid="0017dd51" style:font-size-asian="12pt" style:font-size-complex="12pt"/>
    </style:style>
    <style:style style:name="P6" style:family="paragraph" style:parent-style-name="Standard">
      <style:paragraph-properties fo:line-height="100%"/>
      <style:text-properties style:font-name="Liberation Serif" fo:font-size="10pt" officeooo:rsid="0002f2ff" officeooo:paragraph-rsid="00038465" style:font-size-asian="10pt" style:font-size-complex="10pt"/>
    </style:style>
    <style:style style:name="P7" style:family="paragraph" style:parent-style-name="Standard">
      <style:text-properties style:font-name="Liberation Serif" fo:font-size="10pt" officeooo:rsid="0002f2ff" officeooo:paragraph-rsid="002a7e85" style:font-size-asian="10pt" style:font-size-complex="10pt"/>
    </style:style>
    <style:style style:name="P8" style:family="paragraph" style:parent-style-name="Standard">
      <style:paragraph-properties fo:line-height="100%"/>
      <style:text-properties style:font-name="Liberation Serif" fo:font-size="10pt" officeooo:paragraph-rsid="002a7e85" style:font-size-asian="10pt" style:font-size-complex="10pt"/>
    </style:style>
    <style:style style:name="P9" style:family="paragraph" style:parent-style-name="Standard">
      <style:paragraph-properties fo:line-height="100%"/>
      <style:text-properties style:font-name="Liberation Serif" fo:font-size="10pt" officeooo:paragraph-rsid="0002f2ff" style:font-size-asian="10pt" style:font-size-complex="10pt"/>
    </style:style>
    <style:style style:name="P10" style:family="paragraph" style:parent-style-name="Standard">
      <style:paragraph-properties fo:line-height="100%"/>
      <style:text-properties style:font-name="Liberation Serif" fo:font-size="10pt" officeooo:paragraph-rsid="000515ce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Liberation Serif" fo:font-size="10pt" officeooo:paragraph-rsid="00054c07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Liberation Serif" fo:font-size="10pt" officeooo:paragraph-rsid="00079065" style:font-size-asian="10pt" style:font-size-complex="10pt"/>
    </style:style>
    <style:style style:name="P13" style:family="paragraph" style:parent-style-name="Standard">
      <style:paragraph-properties fo:line-height="100%"/>
      <style:text-properties style:font-name="Liberation Serif" fo:font-size="10pt" officeooo:rsid="002ba091" officeooo:paragraph-rsid="002a7e85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erif" fo:font-size="10pt" officeooo:rsid="002ba091" officeooo:paragraph-rsid="002ba091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erif" fo:font-size="10pt" officeooo:rsid="000f537b" officeooo:paragraph-rsid="000f537b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Liberation Serif" fo:font-size="24pt" officeooo:rsid="0002f2ff" officeooo:paragraph-rsid="002ef252" style:font-size-asian="24pt" style:font-size-complex="24pt"/>
    </style:style>
    <style:style style:name="P17" style:family="paragraph" style:parent-style-name="Standard">
      <style:paragraph-properties fo:line-height="100%"/>
      <style:text-properties style:font-name="Liberation Serif" fo:font-size="24pt" officeooo:rsid="002a7e85" officeooo:paragraph-rsid="002a7e85" style:font-size-asian="24pt" style:font-size-complex="24pt"/>
    </style:style>
    <style:style style:name="P18" style:family="paragraph" style:parent-style-name="Standard">
      <style:paragraph-properties fo:line-height="100%"/>
      <style:text-properties style:font-name="Liberation Serif" fo:font-size="24pt" officeooo:rsid="002ba091" officeooo:paragraph-rsid="002ba091" style:font-size-asian="24pt" style:font-size-complex="24pt"/>
    </style:style>
    <style:style style:name="P19" style:family="paragraph" style:parent-style-name="Standard">
      <style:paragraph-properties fo:line-height="100%"/>
      <style:text-properties fo:font-variant="normal" fo:text-transform="none" fo:color="#333333" loext:opacity="100%" style:font-name="Liberation Serif" fo:font-size="10pt" fo:letter-spacing="normal" fo:font-style="normal" fo:font-weight="normal" officeooo:rsid="000f537b" officeooo:paragraph-rsid="000f537b" style:font-size-asian="10pt" style:font-size-complex="10pt"/>
    </style:style>
    <style:style style:name="P20" style:family="paragraph" style:parent-style-name="Standard">
      <style:paragraph-properties fo:line-height="100%"/>
      <style:text-properties fo:font-variant="normal" fo:text-transform="none" fo:color="#333333" loext:opacity="100%" style:font-name="Liberation Serif" fo:font-size="10pt" fo:letter-spacing="normal" fo:font-style="normal" fo:font-weight="normal" officeooo:rsid="00130eea" officeooo:paragraph-rsid="000f537b" style:font-size-asian="10pt" style:font-size-complex="10pt"/>
    </style:style>
    <style:style style:name="P21" style:family="paragraph" style:parent-style-name="Standard">
      <style:paragraph-properties fo:line-height="100%"/>
      <style:text-properties fo:font-variant="normal" fo:text-transform="none" fo:color="#333333" loext:opacity="100%" style:font-name="Liberation Serif" fo:font-size="10pt" fo:letter-spacing="normal" fo:font-style="normal" fo:font-weight="normal" officeooo:rsid="000e7602" officeooo:paragraph-rsid="000e13f0" style:font-size-asian="10pt" style:font-size-complex="10pt"/>
    </style:style>
    <style:style style:name="P22" style:family="paragraph" style:parent-style-name="Standard">
      <style:paragraph-properties fo:line-height="100%"/>
      <style:text-properties fo:font-variant="normal" fo:text-transform="none" fo:color="#333333" loext:opacity="100%" style:font-name="Liberation Serif" fo:font-size="12pt" fo:letter-spacing="normal" fo:font-style="normal" fo:font-weight="normal" officeooo:rsid="0014db96" officeooo:paragraph-rsid="000f537b" style:font-size-asian="12pt" style:font-size-complex="12pt"/>
    </style:style>
    <style:style style:name="P23" style:family="paragraph" style:parent-style-name="Standard">
      <style:paragraph-properties fo:line-height="100%"/>
      <style:text-properties officeooo:paragraph-rsid="00038465"/>
    </style:style>
    <style:style style:name="P24" style:family="paragraph" style:parent-style-name="Standard">
      <style:paragraph-properties fo:line-height="100%"/>
      <style:text-properties officeooo:paragraph-rsid="00079065"/>
    </style:style>
    <style:style style:name="P25" style:family="paragraph" style:parent-style-name="Standard">
      <style:paragraph-properties fo:line-height="100%"/>
      <style:text-properties officeooo:paragraph-rsid="00096fed"/>
    </style:style>
    <style:style style:name="P26" style:family="paragraph" style:parent-style-name="Standard">
      <style:paragraph-properties fo:line-height="100%"/>
      <style:text-properties officeooo:paragraph-rsid="000d2a48"/>
    </style:style>
    <style:style style:name="P27" style:family="paragraph" style:parent-style-name="Standard">
      <style:paragraph-properties fo:line-height="100%"/>
      <style:text-properties officeooo:paragraph-rsid="000e13f0"/>
    </style:style>
    <style:style style:name="P28" style:family="paragraph" style:parent-style-name="Standard">
      <style:paragraph-properties fo:line-height="100%"/>
      <style:text-properties officeooo:paragraph-rsid="002a7e85"/>
    </style:style>
    <style:style style:name="P29" style:family="paragraph" style:parent-style-name="Standard">
      <style:paragraph-properties fo:line-height="100%"/>
      <style:text-properties officeooo:paragraph-rsid="002ba091"/>
    </style:style>
    <style:style style:name="P30" style:family="paragraph" style:parent-style-name="Standard">
      <style:paragraph-properties fo:line-height="100%"/>
      <style:text-properties fo:font-size="10pt" officeooo:rsid="0002f2ff" officeooo:paragraph-rsid="002ba091" style:font-size-asian="10pt" style:font-size-complex="10pt"/>
    </style:style>
    <style:style style:name="P31" style:family="paragraph" style:parent-style-name="Standard">
      <style:paragraph-properties fo:line-height="100%"/>
      <style:text-properties fo:font-size="10pt" officeooo:rsid="002a7e85" officeooo:paragraph-rsid="002ba091" style:font-size-asian="10pt" style:font-size-complex="10pt"/>
    </style:style>
    <style:style style:name="P32" style:family="paragraph" style:parent-style-name="Standard">
      <style:paragraph-properties fo:line-height="100%"/>
      <style:text-properties officeooo:rsid="002a7e85" officeooo:paragraph-rsid="002ba091"/>
    </style:style>
    <style:style style:name="P33" style:family="paragraph" style:parent-style-name="Standard">
      <style:text-properties officeooo:paragraph-rsid="002a7e85"/>
    </style:style>
    <style:style style:name="P34" style:family="paragraph" style:parent-style-name="Standard">
      <style:paragraph-properties fo:line-height="100%"/>
      <style:text-properties fo:font-size="12pt" officeooo:paragraph-rsid="000e13f0" style:font-size-asian="12pt" style:font-size-complex="12pt"/>
    </style:style>
    <style:style style:name="P35" style:family="paragraph" style:parent-style-name="Standard">
      <style:paragraph-properties fo:line-height="100%"/>
      <style:text-properties fo:color="#2a6099" loext:opacity="100%" style:font-name="Liberation Serif" fo:font-size="13pt" officeooo:rsid="002ef252" officeooo:paragraph-rsid="002ef252" style:font-size-asian="13pt" style:font-size-complex="13pt"/>
    </style:style>
    <style:style style:name="P36" style:family="paragraph" style:parent-style-name="Standard">
      <style:paragraph-properties fo:line-height="100%"/>
      <style:text-properties style:font-name="Liberation Serif" fo:font-size="10pt" officeooo:rsid="002d7a99" officeooo:paragraph-rsid="002d7a99" style:font-size-asian="10pt" style:font-size-complex="10pt"/>
    </style:style>
    <style:style style:name="P37" style:family="paragraph" style:parent-style-name="Standard">
      <style:paragraph-properties fo:line-height="100%"/>
      <style:text-properties style:font-name="Liberation Serif" fo:font-size="10pt" officeooo:rsid="002d7a99" officeooo:paragraph-rsid="00325fd7" style:font-size-asian="10pt" style:font-size-complex="10pt"/>
    </style:style>
    <style:style style:name="P38" style:family="paragraph" style:parent-style-name="Standard">
      <style:paragraph-properties fo:line-height="100%"/>
      <style:text-properties style:font-name="Liberation Serif" fo:font-size="10pt" officeooo:rsid="0002f2ff" officeooo:paragraph-rsid="002d7a99" style:font-size-asian="10pt" style:font-size-complex="10pt"/>
    </style:style>
    <style:style style:name="P39" style:family="paragraph" style:parent-style-name="Standard">
      <style:paragraph-properties fo:line-height="100%"/>
      <style:text-properties style:font-name="Liberation Serif" fo:font-size="10pt" officeooo:rsid="002a7e85" officeooo:paragraph-rsid="002a7e85" style:font-size-asian="10pt" style:font-size-complex="10pt"/>
    </style:style>
    <style:style style:name="P40" style:family="paragraph" style:parent-style-name="Standard">
      <style:paragraph-properties fo:line-height="100%"/>
      <style:text-properties style:font-name="Liberation Serif" fo:font-size="10pt" officeooo:rsid="002a7e85" officeooo:paragraph-rsid="00325fd7" style:font-size-asian="10pt" style:font-size-complex="10pt"/>
    </style:style>
    <style:style style:name="P41" style:family="paragraph" style:parent-style-name="Standard">
      <style:paragraph-properties fo:line-height="100%"/>
      <style:text-properties style:font-name="Liberation Serif" fo:font-size="10pt" officeooo:rsid="002a7e85" officeooo:paragraph-rsid="00345005" style:font-size-asian="10pt" style:font-size-complex="10pt"/>
    </style:style>
    <style:style style:name="P42" style:family="paragraph" style:parent-style-name="Standard">
      <style:paragraph-properties fo:line-height="100%"/>
      <style:text-properties style:font-name="Liberation Serif" fo:font-size="10pt" officeooo:rsid="00338965" officeooo:paragraph-rsid="00338965" style:font-size-asian="10pt" style:font-size-complex="10pt"/>
    </style:style>
    <style:style style:name="P43" style:family="paragraph" style:parent-style-name="Standard">
      <style:paragraph-properties fo:line-height="100%"/>
      <style:text-properties style:font-name="Liberation Serif" fo:font-size="24pt" officeooo:rsid="002a7e85" officeooo:paragraph-rsid="00325fd7" style:font-size-asian="24pt" style:font-size-complex="24pt"/>
    </style:style>
    <style:style style:name="P44" style:family="paragraph" style:parent-style-name="Standard">
      <style:paragraph-properties fo:line-height="100%"/>
      <style:text-properties style:font-name="Liberation Serif" fo:font-size="24pt" officeooo:rsid="00338965" officeooo:paragraph-rsid="00338965" style:font-size-asian="24pt" style:font-size-complex="24pt"/>
    </style:style>
    <style:style style:name="T1" style:family="text">
      <style:text-properties fo:font-variant="normal" fo:text-transform="none" fo:color="#333333" loext:opacity="100%" fo:letter-spacing="normal" fo:font-style="normal" fo:font-weight="normal"/>
    </style:style>
    <style:style style:name="T2" style:family="text">
      <style:text-properties fo:font-variant="normal" fo:text-transform="none" fo:color="#333333" loext:opacity="100%" fo:letter-spacing="normal" fo:font-style="normal" fo:font-weight="normal" officeooo:rsid="000e7602"/>
    </style:style>
    <style:style style:name="T3" style:family="text">
      <style:text-properties fo:font-variant="normal" fo:text-transform="none" fo:color="#333333" loext:opacity="100%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333333" loext:opacity="100%" fo:font-size="10pt" fo:letter-spacing="normal" fo:font-style="normal" fo:font-weight="normal" officeooo:rsid="0014db96" style:font-size-asian="10pt" style:font-size-complex="10pt"/>
    </style:style>
    <style:style style:name="T5" style:family="text">
      <style:text-properties fo:font-variant="normal" fo:text-transform="none" fo:color="#333333" loext:opacity="100%" fo:font-size="10pt" fo:letter-spacing="normal" fo:font-style="normal" fo:font-weight="normal" officeooo:rsid="00130eea" style:font-size-asian="10pt" style:font-size-complex="10pt"/>
    </style:style>
    <style:style style:name="T6" style:family="text">
      <style:text-properties fo:font-variant="normal" fo:text-transform="none" fo:color="#333333" loext:opacity="100%" fo:font-size="10pt" fo:letter-spacing="normal" fo:font-style="normal" fo:font-weight="normal" officeooo:rsid="001691ed" style:font-size-asian="10pt" style:font-size-complex="10pt"/>
    </style:style>
    <style:style style:name="T7" style:family="text">
      <style:text-properties fo:font-variant="normal" fo:text-transform="none" fo:color="#333333" loext:opacity="100%" fo:font-size="10pt" fo:letter-spacing="normal" fo:font-style="normal" fo:font-weight="normal" officeooo:rsid="0017dd51" style:font-size-asian="10pt" style:font-size-complex="10pt"/>
    </style:style>
    <style:style style:name="T8" style:family="text">
      <style:text-properties fo:font-variant="normal" fo:text-transform="none" fo:color="#333333" loext:opacity="100%" fo:font-size="10pt" fo:letter-spacing="normal" fo:font-style="normal" fo:font-weight="normal" officeooo:rsid="0011bd56" style:font-size-asian="10pt" style:font-size-complex="10pt"/>
    </style:style>
    <style:style style:name="T9" style:family="text">
      <style:text-properties fo:font-variant="normal" fo:text-transform="none" fo:color="#333333" loext:opacity="100%" fo:font-size="10pt" fo:letter-spacing="normal" fo:font-style="normal" fo:font-weight="normal" officeooo:rsid="00105750" style:font-size-asian="10pt" style:font-size-complex="10pt"/>
    </style:style>
    <style:style style:name="T10" style:family="text">
      <style:text-properties fo:font-variant="normal" fo:text-transform="none" fo:color="#333333" loext:opacity="100%" style:font-name="Liberation Serif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333333" loext:opacity="100%" style:font-name="Liberation Serif" fo:font-size="10pt" fo:letter-spacing="normal" fo:font-style="normal" fo:font-weight="normal" officeooo:rsid="000e7602" style:font-size-asian="10pt" style:font-size-complex="10pt"/>
    </style:style>
    <style:style style:name="T12" style:family="text">
      <style:text-properties fo:font-variant="normal" fo:text-transform="none" fo:color="#004499" loext:opacity="100%" style:text-line-through-style="none" style:text-line-through-type="none" style:font-name="Roboto" fo:font-size="9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004499" loext:opacity="100%" style:text-line-through-style="none" style:text-line-through-type="none" style:font-name="Liberation Serif" fo:font-size="10pt" fo:letter-spacing="normal" fo:font-style="normal" style:text-underline-style="none" fo:font-weight="normal" officeooo:rsid="0017dd51" style:text-blinking="false" style:font-size-asian="10pt" style:font-size-complex="10pt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0pt" fo:language="en" fo:country="US" style:text-underline-style="none" style:font-size-asian="10pt" style:language-asian="pl" style:country-asian="PL" style:font-name-complex="Arial" style:font-size-complex="10pt"/>
    </style:style>
    <style:style style:name="T16" style:family="text">
      <style:text-properties style:font-name="Liberation Serif" fo:font-size="10pt" fo:language="en" fo:country="US" style:font-size-asian="10pt" style:language-asian="pl" style:country-asian="PL" style:font-name-complex="Arial" style:font-size-complex="10pt"/>
    </style:style>
    <style:style style:name="T17" style:family="text">
      <style:text-properties style:font-name="Liberation Serif" fo:font-size="10pt" style:text-underline-style="none" style:font-size-asian="10pt" style:font-size-complex="10pt"/>
    </style:style>
    <style:style style:name="T18" style:family="text">
      <style:text-properties style:font-name="Liberation Serif" fo:font-size="10pt" style:text-underline-style="none" officeooo:rsid="000e13f0" style:font-size-asian="10pt" style:font-size-complex="10pt"/>
    </style:style>
    <style:style style:name="T19" style:family="text">
      <style:text-properties style:font-name="Liberation Serif" fo:font-size="10pt" style:font-size-asian="10pt" style:font-size-complex="10pt"/>
    </style:style>
    <style:style style:name="T20" style:family="text">
      <style:text-properties style:font-name="Liberation Serif" fo:font-size="10pt" officeooo:rsid="0017dd51" style:font-size-asian="10pt" style:font-size-complex="10pt"/>
    </style:style>
    <style:style style:name="T21" style:family="text">
      <style:text-properties style:font-name="Liberation Serif" fo:font-size="10pt" officeooo:rsid="002a7e85" style:font-size-asian="10pt" style:font-size-complex="10pt"/>
    </style:style>
    <style:style style:name="T22" style:family="text">
      <style:text-properties style:font-name="Liberation Serif" fo:font-size="10pt" officeooo:rsid="002ba091" style:font-size-asian="10pt" style:font-size-complex="10pt"/>
    </style:style>
    <style:style style:name="T23" style:family="text">
      <style:text-properties style:font-name="Liberation Serif" fo:font-size="10pt" officeooo:rsid="000bb734" style:font-size-asian="10pt" style:font-size-complex="10pt"/>
    </style:style>
    <style:style style:name="T24" style:family="text">
      <style:text-properties style:font-name="Liberation Serif" fo:font-size="10pt" officeooo:rsid="000d2a48" style:font-size-asian="10pt" style:font-size-complex="10pt"/>
    </style:style>
    <style:style style:name="T25" style:family="text">
      <style:text-properties style:font-name="Liberation Serif" fo:font-size="10pt" officeooo:rsid="0028d04e" style:font-size-asian="10pt" style:font-size-complex="10pt"/>
    </style:style>
    <style:style style:name="T26" style:family="text">
      <style:text-properties style:font-name="Liberation Serif" fo:font-size="10pt" officeooo:rsid="00270fc7" style:font-size-asian="10pt" style:font-size-complex="10pt"/>
    </style:style>
    <style:style style:name="T27" style:family="text">
      <style:text-properties style:font-name="Liberation Serif" fo:font-size="10pt" officeooo:rsid="00096fed" style:font-size-asian="10pt" style:font-size-complex="10pt"/>
    </style:style>
    <style:style style:name="T28" style:family="text">
      <style:text-properties style:font-name="Liberation Serif" fo:font-size="10pt" officeooo:rsid="00079065" style:font-size-asian="10pt" style:font-size-complex="10pt"/>
    </style:style>
    <style:style style:name="T29" style:family="text">
      <style:text-properties style:font-name="Liberation Serif" fo:font-size="10pt" officeooo:rsid="000e13f0" style:font-size-asian="10pt" style:font-size-complex="10pt"/>
    </style:style>
    <style:style style:name="T30" style:family="text">
      <style:text-properties style:font-name="Liberation Serif" fo:font-size="10pt" officeooo:rsid="000e7602" style:font-size-asian="10pt" style:font-size-complex="10pt"/>
    </style:style>
    <style:style style:name="T31" style:family="text">
      <style:text-properties style:font-name="Liberation Serif" officeooo:rsid="00096fed"/>
    </style:style>
    <style:style style:name="T32" style:family="text">
      <style:text-properties style:font-name="Liberation Serif" officeooo:rsid="000bb734"/>
    </style:style>
    <style:style style:name="T33" style:family="text">
      <style:text-properties style:font-name="Liberation Serif" officeooo:rsid="000d2a48"/>
    </style:style>
    <style:style style:name="T34" style:family="text">
      <style:text-properties style:font-name="Liberation Serif" officeooo:rsid="00270fc7"/>
    </style:style>
    <style:style style:name="T35" style:family="text">
      <style:text-properties style:font-name="Liberation Serif" officeooo:rsid="0017dd51"/>
    </style:style>
    <style:style style:name="T36" style:family="text">
      <style:text-properties style:font-name="Liberation Serif" officeooo:rsid="000af8fc"/>
    </style:style>
    <style:style style:name="T37" style:family="text">
      <style:text-properties officeooo:rsid="0017dd51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officeooo:rsid="002a7e85"/>
    </style:style>
    <style:style style:name="T40" style:family="text">
      <style:text-properties officeooo:rsid="002ba091"/>
    </style:style>
    <style:style style:name="T41" style:family="text">
      <style:text-properties fo:color="#000080" loext:opacity="100%" style:font-name="Liberation Serif" fo:font-size="10pt" fo:language="zxx" fo:country="none" style:text-underline-style="solid" style:text-underline-width="auto" style:text-underline-color="font-color" officeooo:rsid="002e4772" style:font-size-asian="10pt" style:language-asian="zxx" style:country-asian="none" style:font-size-complex="10pt" style:language-complex="zxx" style:country-complex="none"/>
    </style:style>
    <style:style style:name="T42" style:family="text">
      <style:text-properties officeooo:rsid="00325fd7"/>
    </style:style>
    <style:style style:name="T43" style:family="text">
      <style:text-properties officeooo:rsid="00338965"/>
    </style:style>
    <style:style style:name="T44" style:family="text">
      <style:text-properties officeooo:rsid="003450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pis publikacji </text:p>
      <text:p text:style-name="P35">Wojciech Moszczyński</text:p>
      <text:p text:style-name="P6"/>
      <text:p text:style-name="P44">2023</text:p>
      <text:p text:style-name="P42"><text:a xlink:type="simple" xlink:href="https://sigma-not.pl/publikacja-141106-zastosowanie-prostych-testów-statystycznych-w-piekarni-przeglad-piekarski-i-cukierniczy-2023-1.html" text:style-name="Internet_20_link" text:visited-style-name="Visited_20_Internet_20_Link">Zastosowanie prostych testów statystycznych w piekarni. Przegląd piekarski i cukierniczy 2023-1</text:a></text:p>
      <text:p text:style-name="P40"><text:a xlink:type="simple" xlink:href="https://sigma-not.pl/publikacja-141695-czy-filozofia-agile-pomoże-przetrwać-recesję-i-dlaczego-powinniśmy-przestać-planować?-przeglad-zbozowo-mlynarski-2023-1.html" text:style-name="Internet_20_link" text:visited-style-name="Visited_20_Internet_20_Link">Czy filozofia agile pomoże przetrwać recesję i dlaczego powinniśmy przestać planować? Przegląd zbożowo-młynarski 2023-1</text:a></text:p>
      <text:p text:style-name="P40"><text:a xlink:type="simple" xlink:href="https://sigma-not.pl/publikacja-142136-12-zasad-agile-przeglad-piekarski-i-cukierniczy-2023-3.html" text:style-name="Internet_20_link" text:visited-style-name="Visited_20_Internet_20_Link">12 zasad agile. Przegląd piekarski i cukierniczy 2023-3</text:a></text:p>
      <text:p text:style-name="P40"><text:a xlink:type="simple" xlink:href="https://sigma-not.pl/publikacja-142505-jak-wypracować-przewagę-konkurencyjna-w-piekarni-i-cukierni---przeglad-piekarski-i-cukierniczy-2023-4.html" text:style-name="Internet_20_link" text:visited-style-name="Visited_20_Internet_20_Link">Jak wypracować przewagę konkurencyjną w piekarni i cukierni. Przegląd piekarski i cukierniczy 2023-4</text:a></text:p>
      <text:p text:style-name="P40"><text:a xlink:type="simple" xlink:href="https://sigma-not.pl/publikacja-142588-jakie-dane-sa-potrzebne,-aby-zastosować-sztuczna-inteligencję?-przeglad-zbozowo-mlynarski-2023-2.html" text:style-name="Internet_20_link" text:visited-style-name="Visited_20_Internet_20_Link">Jakie dane są potrzebne, aby zastosować sztuczną inteligencję? Przegląd zbożowo-młynarski 2023-2</text:a></text:p>
      <text:p text:style-name="P40"><text:a xlink:type="simple" xlink:href="https://sigma-not.pl/publikacja-142945-czym-jest-replenishment?-przeglad-piekarski-i-cukierniczy-2023-5.html" text:style-name="Internet_20_link" text:visited-style-name="Visited_20_Internet_20_Link">Czym jest replenishment? Przegląd piekarski i cukierniczy 2023-5</text:a></text:p>
      <text:p text:style-name="P40"><text:a xlink:type="simple" xlink:href="https://sigma-not.pl/publikacja-143439-system-wartości-podstawa-przewagi-konkurencyjnej-w-obszarze-e-commerce-przeglad-piekarski-i-cukierniczy-2023-6.html" text:style-name="Internet_20_link" text:visited-style-name="Visited_20_Internet_20_Link">System wartości podstawą przewagi konkurencyjnej w obszarze e-commerce. Przegląd piekarski i cukierniczy 2023-6</text:a></text:p>
      <text:p text:style-name="P40"><text:a xlink:type="simple" xlink:href="https://sigma-not.pl/publikacja-143484-analiza-odejść-klientów-sklepu-internetowego-przeglad-zbozowo-mlynarski-2023-3.html" text:style-name="Internet_20_link" text:visited-style-name="Visited_20_Internet_20_Link">Analiza odejść klientów sklepu internetowego. Przegląd zbożowo-młynarski 2023-3</text:a></text:p>
      <text:p text:style-name="P40"><text:a xlink:type="simple" xlink:href="https://sigma-not.pl/publikacja-141604-metoda-agile-w-piekarni-przeglad-piekarski-i-cukierniczy-2023-2.html" text:style-name="Internet_20_link" text:visited-style-name="Visited_20_Internet_20_Link">Metoda agile w piekarni. Przegląd piekarski i cukierniczy 2023-2</text:a></text:p>
      <text:p text:style-name="P40"><text:a xlink:type="simple" xlink:href="https://www.unitygroup.com/blog/dynamic-pricing-strategy-the-game-changer-you-cant-miss-in-your-business/" text:style-name="Internet_20_link" text:visited-style-name="Visited_20_Internet_20_Link">Dynamic Pricing Strategy / The Game Changer You Can’t Miss in your Business. 11.10.2022 <text:span text:style-name="T44">Unity Group</text:span></text:a></text:p>
      <text:p text:style-name="P41"><text:a xlink:type="simple" xlink:href="https://www.unitygroup.com/blog/automated-scheduling-solving-worktime-optimization-with-operations-research/" text:style-name="Internet_20_link" text:visited-style-name="Visited_20_Internet_20_Link">Automated Scheduling / Solving Worktime Optimization With Operations Research. 10.08.2022 <text:span text:style-name="T44">Unity Group</text:span></text:a></text:p>
      <text:p text:style-name="P40"/>
      <text:p text:style-name="P43">202<text:span text:style-name="T42">2</text:span></text:p>
      <text:p text:style-name="P43"><text:a xlink:type="simple" xlink:href="https://sigma-not.pl/publikacja-135308-wybór-strategii-sprzedaży-w-warunkach-niepewności-gospodarczej-za-pomoca-programowania-operacyjnego.-teoria-wyboru-strategii-czystej-przeglad-piekarski-i-cukierniczy-2022-1.html" text:style-name="Internet_20_link" text:visited-style-name="Visited_20_Internet_20_Link"><text:span text:style-name="T38">Problem przydziału – przypadek specjalizacji produkcji metodą programowania liniowego. <text:s/>Przegląd zbożowo-młynarski 2021-1</text:span></text:a></text:p>
      <text:p text:style-name="P39"><text:a xlink:type="simple" xlink:href="https://sigma-not.pl/publikacja-136181-cross-validation-w-nauczaniu-nadzorowanym-przeglad-zbozowo-mlynarski-2022-1.html" text:style-name="Internet_20_link" text:visited-style-name="Visited_20_Internet_20_Link">Cross validation w nauczaniu nadzorowanym. Przegląd zbożowo-młynarski 2022-1</text:a></text:p>
      <text:p text:style-name="P39"><text:a xlink:type="simple" xlink:href="https://sigma-not.pl/publikacja-137009-reinforcement-learning-droga-do-sztucznej-inteligencji-przeglad-zbozowo-mlynarski-2022-2.html" text:style-name="Internet_20_link" text:visited-style-name="Visited_20_Internet_20_Link">Reinforcement learning drogą do sztucznej inteligencji. Przegląd zbożowo-młynarski 2022-2</text:a></text:p>
      <text:p text:style-name="P39"><text:a xlink:type="simple" xlink:href="https://sigma-not.pl/publikacja-136976-zastosowanie-memów-w-kreowaniu-pożadanych-zachowań-wśród-klientów-piekarni-przeglad-piekarski-i-cukierniczy-2022-4.html" text:style-name="Internet_20_link" text:visited-style-name="Visited_20_Internet_20_Link">Zastosowanie memów w kreowaniu pożądanych zachowań wśród klientów piekarni. Przegląd piekarski i cukierniczy 2022-4</text:a></text:p>
      <text:p text:style-name="P39"><text:a xlink:type="simple" xlink:href="https://sigma-not.pl/publikacja-136036-automated-machine-learning.-pierwsze-rozdanie-w-nowym-cyfrowym-świecie-przeglad-piekarski-i-cukierniczy-2022-2.html" text:style-name="Internet_20_link" text:visited-style-name="Visited_20_Internet_20_Link">Automated machine learning. Pierwsze rozdanie w nowym cyfrowym świecie. Przegląd piekarski i cukierniczy 2022-2</text:a></text:p>
      <text:p text:style-name="P39"><text:a xlink:type="simple" xlink:href="https://sigma-not.pl/publikacja-136181-cross-validation-w-nauczaniu-nadzorowanym-przeglad-zbozowo-mlynarski-2022-1.html" text:style-name="Internet_20_link" text:visited-style-name="Visited_20_Internet_20_Link">Cross validation w nauczaniu nadzorowanym. Przegląd zbożowo-młynarski 2022-1</text:a></text:p>
      <text:p text:style-name="P39"><text:a xlink:type="simple" xlink:href="https://sigma-not.pl/publikacja-136588-tworzenie-stron-internetowych-za-pomoca-aplikacji-wordpress-przeglad-piekarski-i-cukierniczy-2022-3.html" text:style-name="Internet_20_link" text:visited-style-name="Visited_20_Internet_20_Link">Tworzenie stron internetowych za pomocą aplikacji <text:span text:style-name="T42">W</text:span>ordpress. Przegląd piekarski i cukierniczy 2022-3</text:a></text:p>
      <text:p text:style-name="P39"><text:a xlink:type="simple" xlink:href="https://sigma-not.pl/publikacja-137377-jak-tworzyć-przekaz-medialny-piekarni?-przeglad-piekarski-i-cukierniczy-2022-5.html" text:style-name="Internet_20_link" text:visited-style-name="Visited_20_Internet_20_Link">Jak tworzyć przekaz medialny piekarni? Przegląd piekarski i cukierniczy 2022-5</text:a></text:p>
      <text:p text:style-name="P39"><text:a xlink:type="simple" xlink:href="https://sigma-not.pl/publikacja-137853-zastosowanie-jednostronnego-testu-anova-w-celu-zbadania-zależności-odległości-sklepów-od-piekarni-w-kontekście-nieprawidłowości-w-poziomie-zwrotów-przeglad-piekarski-i-cukierniczy-2022-6.html" text:style-name="Internet_20_link" text:visited-style-name="Visited_20_Internet_20_Link">Zastosowanie jednostronnego testu anova w celu zbadania zależności odległości sklepów od piekarni w kontekście nieprawidłowości w poziomie zwrotów. Przegląd piekarski i cukierniczy 2022-6</text:a></text:p>
      <text:p text:style-name="P39"><text:a xlink:type="simple" xlink:href="https://sigma-not.pl/publikacja-137880-praktyczne-wykorzystanie-zagadnienia-kolejek-w-produkcji-maszyn-młynarskich-przeglad-zbozowo-mlynarski-2022-3.html" text:style-name="Internet_20_link" text:visited-style-name="Visited_20_Internet_20_Link">Praktyczne wykorzystanie zagadnienia kolejek w produkcji maszyn młynarskich. Przegląd zbożowo-młynarski 2022-3</text:a></text:p>
      <text:p text:style-name="P39"><text:a xlink:type="simple" xlink:href="https://sigma-not.pl/publikacja-138661-porównywanie-wyników-wyrażonych-w-różnych-skalach-za-pomoca-testu-z-score-przeglad-piekarski-i-cukierniczy-2022-8.html" text:style-name="Internet_20_link" text:visited-style-name="Visited_20_Internet_20_Link">Porównywanie wyników wyrażonych w różnych skalach za pomocą testu z-score. Przegląd piekarski i cukierniczy 2022-8</text:a></text:p>
      <text:p text:style-name="P39"><text:a xlink:type="simple" xlink:href="https://sigma-not.pl/publikacja-138726-dynamiczne-kształtowanie-inteligentnych-cen-będzie-głównym-źródłem-przewagi-konkurencyjnej-w-przyszłości-przeglad-zbozowo-mlynarski-2022-4.html" text:style-name="Internet_20_link" text:visited-style-name="Visited_20_Internet_20_Link">Dynamiczne kształtowanie inteligentnych cen będzie głównym źródłem przewagi konkurencyjnej w przyszłości. Przegląd zbożowo-młynarski 2022-4</text:a></text:p>
      <text:p text:style-name="P39"><text:a xlink:type="simple" xlink:href="https://sigma-not.pl/publikacja-138259-zastosowanie-reguł-asocjacyjnych-algorytmu-apriori-przeglad-piekarski-i-cukierniczy-2022-7.html" text:style-name="Internet_20_link" text:visited-style-name="Visited_20_Internet_20_Link">Zastosowanie reguł asocjacyjnych algorytmu apriori. Przegląd piekarski i cukierniczy 2022-7</text:a></text:p>
      <text:p text:style-name="P39"><text:a xlink:type="simple" xlink:href="https://sigma-not.pl/publikacja-139344-analizy-przeżycia-kaplana-meiera,-cox-proportional-hazard-model-przeglad-piekarski-i-cukierniczy-2022-9.html" text:style-name="Internet_20_link" text:visited-style-name="Visited_20_Internet_20_Link">Analizy przeżycia kaplana meiera, cox proportional hazard model. Przegląd piekarski i cukierniczy 2022-9</text:a></text:p>
      <text:p text:style-name="P39"><text:a xlink:type="simple" xlink:href="https://sigma-not.pl/publikacja-139663-test-zgodności-chi-kwadrat-persona-przeglad-piekarski-i-cukierniczy-2022-10.html" text:style-name="Internet_20_link" text:visited-style-name="Visited_20_Internet_20_Link">Test zgodności chi-kwadrat persona. Przegląd piekarski i cukierniczy 2022-10</text:a></text:p>
      <text:p text:style-name="P39"><text:a xlink:type="simple" xlink:href="https://sigma-not.pl/publikacja-139835-planowania-eksperymentu.-szacowanie-wielkości-próbki-dla-uzyskania-optymalnej-mocy-testu-statystycznego-przeglad-zbozowo-mlynarski-2022-5.html" text:style-name="Internet_20_link" text:visited-style-name="Visited_20_Internet_20_Link">Planowania eksperymentu. Szacowanie wielkości próbki dla uzyskania optymalnej mocy testu statystycznego. Przegląd zbożowo-młynarski 2022-5</text:a></text:p>
      <text:p text:style-name="P39"><text:a xlink:type="simple" xlink:href="https://sigma-not.pl/publikacja-140764-kryzys-to-poczatek-nowej-drogi-przeglad-piekarski-i-cukierniczy-2022-12.html" text:style-name="Internet_20_link" text:visited-style-name="Visited_20_Internet_20_Link">Kryzys to początek nowej drogi. Przegląd piekarski i cukierniczy 2022-12</text:a></text:p>
      <text:p text:style-name="P39"><text:a xlink:type="simple" xlink:href="https://sigma-not.pl/publikacja-140647-kanban,-metoda-zarzadzania-procesami-przeglad-zbozowo-mlynarski-2022-6.html" text:style-name="Internet_20_link" text:visited-style-name="Visited_20_Internet_20_Link">Kanban, metoda zarządzania procesami. Przegląd zbożowo-młynarski 2022-6</text:a></text:p>
      <text:p text:style-name="P39"><text:a xlink:type="simple" xlink:href="https://sigma-not.pl/publikacja-139663-test-zgodności-chi-kwadrat-persona-przeglad-piekarski-i-cukierniczy-2022-10.html" text:style-name="Internet_20_link" text:visited-style-name="Visited_20_Internet_20_Link">Test zgodności chi-kwadrat persona. Przegląd piekarski i cukierniczy 2022-10</text:a></text:p>
      <text:p text:style-name="P39"><text:a xlink:type="simple" xlink:href="https://sigma-not.pl/publikacja-140137-zastosowanie-systemów-rekomendacji-w-sprzedaży-internetowej-przeglad-piekarski-i-cukierniczy-2022-11.html" text:style-name="Internet_20_link" text:visited-style-name="Visited_20_Internet_20_Link">Zastosowanie systemów rekomendacji w sprzedaży internetowej. Przegląd piekarski i cukierniczy 2022-11</text:a></text:p>
      <text:p text:style-name="P39"/>
      <text:p text:style-name="P39"/>
      <text:p text:style-name="P17">2021</text:p>
      <text:p text:style-name="P28"><text:a xlink:type="simple" xlink:href="https://sigma-not.pl/publikacja-130203-problem-przydziału-–-przypadek-specjalizacji-produkcji-metoda-programowania-liniowego-przeglad-zbozowo-mlynarski-2021-1.html" text:style-name="Internet_20_link" text:visited-style-name="Visited_20_Internet_20_Link"><text:span text:style-name="T20">Problem przydziału – przypadek specjalizacji produkcji metodą programowania liniowego</text:span></text:a><text:span text:style-name="T20">. </text:span><text:a xlink:type="simple" xlink:href="https://sigma-not.pl/publikacja-130203-problem-przydziału-–-przypadek-specjalizacji-produkcji-metoda-programowania-liniowego-przeglad-zbozowo-mlynarski-2021-1.html" text:style-name="Internet_20_link" text:visited-style-name="Visited_20_Internet_20_Link"><text:span text:style-name="T20"><text:s/></text:span><text:span text:style-name="T21">P</text:span><text:span text:style-name="T20">rzegląd zbożowo-młynarski 2021-1</text:span></text:a></text:p>
      <text:p text:style-name="P32"><text:a xlink:type="simple" xlink:href="https://sigma-not.pl/publikacja-129957-maksymalizacja-przychodów-ze-sprzedaży-pieczywa-za-pomoca-algorytmu-programowania-liniowego-przeglad-piekarski-i-cukierniczy-2021-1.html" text:style-name="Internet_20_link" text:visited-style-name="Visited_20_Internet_20_Link"><text:span text:style-name="T20">Maksymalizacja przychodów ze sprzedaży pieczywa za pomocą algorytmu programowania liniowego. <text:s/></text:span><text:span text:style-name="T22">P</text:span><text:span text:style-name="T20">rzegląd piekarski i cukierniczy 2021-1</text:span></text:a></text:p>
      <text:p text:style-name="P28"><text:a xlink:type="simple" xlink:href="https://sigma-not.pl/publikacja-130225-sprzedaż-internetowa-w-piekarni-i-cukierni-przeglad-piekarski-i-cukierniczy-2021-2.html" text:style-name="Internet_20_link" text:visited-style-name="Visited_20_Internet_20_Link"><text:span text:style-name="T20">Sprzedaż internetowa w piekarni i cukierni. <text:s/></text:span><text:span text:style-name="T21">P</text:span><text:span text:style-name="T20">rzegląd piekarski i cukierniczy 2021-2</text:span></text:a></text:p>
      <text:p text:style-name="P29"><text:a xlink:type="simple" xlink:href="https://sigma-not.pl/publikacja-130777-ocena-efektywności-piekarni-za-pomoca-modelu-ccr-dea-przeglad-piekarski-i-cukierniczy-2021-3.html" text:style-name="Internet_20_link" text:visited-style-name="Visited_20_Internet_20_Link"><text:span text:style-name="T20">Ocena efektywności piekarni za pomocą modelu </text:span><text:span text:style-name="T41">C</text:span></text:a><text:span text:style-name="T41">CR</text:span><text:a xlink:type="simple" xlink:href="https://sigma-not.pl/publikacja-130777-ocena-efektywności-piekarni-za-pomoca-modelu-ccr-dea-przeglad-piekarski-i-cukierniczy-2021-3.html" text:style-name="Internet_20_link" text:visited-style-name="Visited_20_Internet_20_Link"><text:span text:style-name="T20">-</text:span><text:span text:style-name="T41">DEA</text:span><text:span text:style-name="T20">. <text:s/></text:span><text:span text:style-name="T21">P</text:span><text:span text:style-name="T20">rzegląd piekarski i cukierniczy 2021-3</text:span></text:a></text:p>
      <text:p text:style-name="P36"><text:a xlink:type="simple" xlink:href="https://sigma-not.pl/publikacja-130130-mobbing-–-degradacja-podwładnego-gospodarka-miesna-2021-1.html" text:style-name="Internet_20_link" text:visited-style-name="Visited_20_Internet_20_Link">Mobbing – degradacja podwładnego. Gospodarka Mięsna 2021-1 </text:a></text:p>
      <text:p text:style-name="P37"><text:a xlink:type="simple" xlink:href="https://sigma-not.pl/publikacja-131191-jak-zoptymalizować-piekarnię?-przeglad-piekarski-i-cukierniczy-2021-4.html" text:style-name="Internet_20_link" text:visited-style-name="Visited_20_Internet_20_Link">Jak zoptymalizować piekarnię? <text:span text:style-name="T40">P</text:span><text:span text:style-name="T37">rzegląd piekarski i cukierniczy 2021-</text:span><text:span text:style-name="T42">4</text:span></text:a></text:p>
      <text:p text:style-name="P37"><text:a xlink:type="simple" xlink:href="https://sigma-not.pl/publikacja-131848-manipulacja-psychologiczna-gospodarka-miesna-2021-5.html" text:style-name="Internet_20_link" text:visited-style-name="Visited_20_Internet_20_Link">Manipulacja psychologiczna. Gospodarka mięsna 2021-<text:span text:style-name="T42">5</text:span></text:a></text:p>
      <text:p text:style-name="P37"><text:a xlink:type="simple" xlink:href="https://sigma-not.pl/publikacja-131980-problem-nadprodukcji-–-matematyczna-optymalizacja-poziomu-produkcji-w-cukierni-przeglad-piekarski-i-cukierniczy-2021-6.html" text:style-name="Internet_20_link" text:visited-style-name="Visited_20_Internet_20_Link"><text:soft-page-break/>Problem nadprodukcji – matematyczna optymalizacja poziomu produkcji w cukierni. <text:span text:style-name="T39">P</text:span><text:span text:style-name="T37">rzegląd piekarski i cukierniczy 2021-</text:span><text:span text:style-name="T42">6</text:span></text:a></text:p>
      <text:p text:style-name="P37"><text:a xlink:type="simple" xlink:href="https://sigma-not.pl/publikacja-130203-problem-przydziału-–-przypadek-specjalizacji-produkcji-metoda-programowania-liniowego-przeglad-zbozowo-mlynarski-2021-1.html" text:style-name="Internet_20_link" text:visited-style-name="Visited_20_Internet_20_Link">Problem przydziału – przypadek specjalizacji produkcji metodą programowania liniowego. <text:span text:style-name="T39">P</text:span><text:span text:style-name="T37">rzegląd zbożowo-młynarski 2021-1</text:span></text:a></text:p>
      <text:p text:style-name="P37"><text:a xlink:type="simple" xlink:href="https://sigma-not.pl/publikacja-132046-optymalizacja-liczby-kanałów-obsługi-na-przykładzie-doboru-ilości-mlewników-w-procesie-produkcji-maki-przeglad-zbozowo-mlynarski-2021-3.html" text:style-name="Internet_20_link" text:visited-style-name="Visited_20_Internet_20_Link">Optymalizacja liczby kanałów obsługi na przykładzie doboru ilości mlewników w procesie produkcji mąki. <text:span text:style-name="T39">P</text:span><text:span text:style-name="T37">rzegląd zbożowo-młynarski 2021-</text:span><text:span text:style-name="T42">3</text:span></text:a></text:p>
      <text:p text:style-name="P37"><text:a xlink:type="simple" xlink:href="https://sigma-not.pl/publikacja-132501-ocena-efektywności-sklepów-z-pieczywem-za-pomoca-analizy-porównawczej-dea-ccr-przeglad-piekarski-i-cukierniczy-2021-7.html" text:style-name="Internet_20_link" text:visited-style-name="Visited_20_Internet_20_Link">Ocena efektywności sklepów z pieczywem za pomocą analizy porównawczej DEA-CCR. <text:span text:style-name="T39">P</text:span><text:span text:style-name="T37">rzegląd piekarski i cukierniczy 2021-</text:span><text:span text:style-name="T42">7</text:span></text:a></text:p>
      <text:p text:style-name="P37"><text:a xlink:type="simple" xlink:href="https://sigma-not.pl/publikacja-131266-jak-działa-model-klasyfikacji-random-forest?-przeglad-zbozowo-mlynarski-2021-2.html" text:style-name="Internet_20_link" text:visited-style-name="Visited_20_Internet_20_Link">Jak działa model klasyfikacji <text:span text:style-name="T42">R</text:span>andom <text:span text:style-name="T42">F</text:span>orest? <text:span text:style-name="T39">P</text:span><text:span text:style-name="T37">rzegląd piekarski i cukierniczy 2021-</text:span><text:span text:style-name="T42">2</text:span></text:a></text:p>
      <text:p text:style-name="P37"><text:a xlink:type="simple" xlink:href="https://sigma-not.pl/publikacja-131651-matematyczna-interpretacja-problemu-kolejek-w-sklepach-z-pieczywem-przeglad-piekarski-i-cukierniczy-2021-5.html" text:style-name="Internet_20_link" text:visited-style-name="Visited_20_Internet_20_Link">Matematyczna interpretacja problemu kolejek w sklepach z pieczywem. <text:span text:style-name="T39">P</text:span><text:span text:style-name="T37">rzegląd piekarski i cukierniczy 2021-</text:span><text:span text:style-name="T42">5</text:span></text:a></text:p>
      <text:p text:style-name="P37"><text:a xlink:type="simple" xlink:href="https://sigma-not.pl/publikacja-132745-matematyczna-interpretacja-problemu-przydziału-środków-produkcji-przeglad-piekarski-i-cukierniczy-2021-8.html" text:style-name="Internet_20_link" text:visited-style-name="Visited_20_Internet_20_Link">Matematyczna interpretacja problemu przydziału środków produkcji. <text:span text:style-name="T39">P</text:span><text:span text:style-name="T37">rzegląd piekarski i cukierniczy 2021-</text:span><text:span text:style-name="T42">8</text:span></text:a></text:p>
      <text:p text:style-name="P37"><text:a xlink:type="simple" xlink:href="https://sigma-not.pl/publikacja-130890-techniki-manipulacji-podwładnymi-na-podstawie-eksperymentu-stanleya-milgrama-gospodarka-miesna-2021-3.html" text:style-name="Internet_20_link" text:visited-style-name="Visited_20_Internet_20_Link">Techniki manipulacji podwładnymi na podstawie eksperymentu <text:span text:style-name="T42">S</text:span>tanleya <text:span text:style-name="T42">M</text:span>ilgrama. Gospodarka mięsna 2021-<text:span text:style-name="T42">3</text:span></text:a></text:p>
      <text:p text:style-name="P37"><text:a xlink:type="simple" xlink:href="https://sigma-not.pl/publikacja-132611-co-to-jest-optymalizacja?-gospodarka-miesna-2021-7.html" text:style-name="Internet_20_link" text:visited-style-name="Visited_20_Internet_20_Link">Co to jest optymalizacja? Gospodarka mięsna 2021-<text:span text:style-name="T42">7</text:span></text:a></text:p>
      <text:p text:style-name="P36"><text:a xlink:type="simple" xlink:href="https://sigma-not.pl/publikacja-133693-metodologia-tworzenia-modeli-klasyfikacji-przeglad-zbozowo-mlynarski-2021-5.html" text:style-name="Internet_20_link" text:visited-style-name="Visited_20_Internet_20_Link">Metodologia tworzenia modeli klasyfikacji. Przegląd zbożowo-młynarski 2021-<text:span text:style-name="T42">5</text:span></text:a></text:p>
      <text:p text:style-name="P37"><text:a xlink:type="simple" xlink:href="https://sigma-not.pl/publikacja-134219-dylemat-wyboru-według-teorii-badań-operacyjnych.-przypadek-sprzedaży-urzadzeń-piekarskich---przeglad-piekarski-i-cukierniczy-2021-11.html" text:style-name="Internet_20_link" text:visited-style-name="Visited_20_Internet_20_Link">Dylemat wyboru według teorii badań operacyjnych. Przypadek sprzedaży urządzeń piekarskich. <text:span text:style-name="T39">P</text:span><text:span text:style-name="T37">rzegląd piekarski i cukierniczy 2021-</text:span><text:span text:style-name="T42">11</text:span></text:a></text:p>
      <text:p text:style-name="P37"><text:a xlink:type="simple" xlink:href="https://sigma-not.pl/publikacja-133505-jak-zorganizować-zespół-badawczy,-który-promuje-wybitne-jednostki?-gospodarka-miesna-2021-9.html" text:style-name="Internet_20_link" text:visited-style-name="Visited_20_Internet_20_Link">Jak zorganizować zespół badawczy, który promuje wybitne jednostki? Gospodarka mięsna 2021-<text:span text:style-name="T42">9</text:span></text:a></text:p>
      <text:p text:style-name="P37"><text:a xlink:type="simple" xlink:href="https://sigma-not.pl/publikacja-134845-algorytm-prognostyczny-naive-bayes-przeglad-zbozowo-mlynarski-2021-6.html" text:style-name="Internet_20_link" text:visited-style-name="Visited_20_Internet_20_Link">Algorytm prognostyczny <text:span text:style-name="T42">N</text:span>aive <text:span text:style-name="T42">B</text:span>ayes. Przegląd zbożowo-młynarski 2021-<text:span text:style-name="T42">6</text:span></text:a></text:p>
      <text:p text:style-name="P37"><text:a xlink:type="simple" xlink:href="https://sigma-not.pl/publikacja-133274-optymalizacja-procesu-wykorzystania-surowców-cukierniczych-za-pomoca-metod-programowania-liniowego-przeglad-piekarski-i-cukierniczy-2021-9.html" text:style-name="Internet_20_link" text:visited-style-name="Visited_20_Internet_20_Link">Optymalizacja procesu wykorzystania surowców cukierniczych za pomocą metod programowania liniowego. <text:span text:style-name="T39">P</text:span><text:span text:style-name="T37">rzegląd piekarski i cukierniczy 2021-</text:span><text:span text:style-name="T42">9</text:span></text:a></text:p>
      <text:p text:style-name="P37"><text:a xlink:type="simple" xlink:href="https://sigma-not.pl/publikacja-134360-jak-rekrutować-najlepszych-pracowników?-gospodarka-miesna-2021-11.html" text:style-name="Internet_20_link" text:visited-style-name="Visited_20_Internet_20_Link">Jak rekrutować najlepszych pracowników? Gospodarka mięsna 2021-<text:span text:style-name="T42">11</text:span></text:a></text:p>
      <text:p text:style-name="P37"><text:a xlink:type="simple" xlink:href="https://sigma-not.pl/publikacja-134798-zastosowanie-regresji-liniowej-w-przewidywaniu-popytu-detalicznego-przeglad-piekarski-i-cukierniczy-2021-12.html" text:style-name="Internet_20_link" text:visited-style-name="Visited_20_Internet_20_Link">Zastosowanie regresji liniowej w przewidywaniu popytu detalicznego. Przegląd piekarski i cukierniczy 2021-12</text:a></text:p>
      <text:p text:style-name="P37"><text:a xlink:type="simple" xlink:href="https://sigma-not.pl/publikacja-133651-proces-minimalizacji-kosztów-zakupu-maki-za-pomoca-algorytmu-badań-operacyjnych-przeglad-piekarski-i-cukierniczy-2021-10.html" text:style-name="Internet_20_link" text:visited-style-name="Visited_20_Internet_20_Link">Proces minimalizacji kosztów zakupu mąki za pomocą algorytmu badań operacyjnych. Przegląd piekarski i cukierniczy 2021-10</text:a></text:p>
      <text:p text:style-name="P37"><text:a xlink:type="simple" xlink:href="https://sigma-not.pl/publikacja-132874-zagadnienie-transportowe-–-optymalizacja-dostaw-maki-do-piekarni-według-algorytmu-programowania-operacyjnego-przeglad-zbozowo-mlynarski-2021-4.html" text:style-name="Internet_20_link" text:visited-style-name="Visited_20_Internet_20_Link">Zagadnienie transportowe – optymalizacja dostaw mąki do piekarni według algorytmu programowania operacyjnego. Przegląd zbożowo-młynarski 2021-4</text:a></text:p>
      <text:p text:style-name="P37"><text:a xlink:type="simple" xlink:href="https://wtm695450085.medium.com/are-your-business-to-be-ready-for-an-artificial-intelligence-revolution-c962051fd72a" text:style-name="Internet_20_link" text:visited-style-name="Visited_20_Internet_20_Link">Is your business ready for an artificial intelligence revolution?</text:a> Medium<text:span text:style-name="T43"> Data Science 02.2023</text:span></text:p>
      <text:p text:style-name="P38"/>
      <text:p text:style-name="P17">2020</text:p>
      <text:p text:style-name="P31"><text:a xlink:type="simple" xlink:href="https://sigma-not.pl/publikacja-124772-wstęp-do-budowy-modeli-prognozujacych-ceny-zboża-i-produktów-zbożowych-przeglad-zbozowo-mlynarski-2020-1.html" text:style-name="Internet_20_link" text:visited-style-name="Visited_20_Internet_20_Link"><text:span text:style-name="T14">Wstęp do budowy modeli prognozujących ceny zboża i produktów zbożowych. Przegląd </text:span><text:span text:style-name="T31">Z</text:span><text:span text:style-name="T14">bożowo-</text:span><text:span text:style-name="T31">M</text:span><text:span text:style-name="T14">łynarski 2020-1</text:span></text:a></text:p>
      <text:p text:style-name="P31"><text:a xlink:type="simple" xlink:href="https://sigma-not.pl/publikacja-124321-jak-zdobyć-zaufanie-inwestorów-kupujacych-piekarnię?-przeglad-piekarski-i-cukierniczy-2020-1.html" text:style-name="Internet_20_link" text:visited-style-name="Visited_20_Internet_20_Link"><text:span text:style-name="T14">Jak zdobyć zaufanie inwestorów kupujących piekarnię? Przegląd </text:span><text:span text:style-name="T31">P</text:span><text:span text:style-name="T14">iekarski i </text:span><text:span text:style-name="T31">C</text:span><text:span text:style-name="T14">ukierniczy 2020-1</text:span></text:a></text:p>
      <text:p text:style-name="P31"><text:a xlink:type="simple" xlink:href="https://sigma-not.pl/publikacja-124724-osiem-najczęściej-popełnianych-błędów-przy-sprzedaży-własnej-piekarni-przeglad-piekarski-i-cukierniczy-2020-2.html" text:style-name="Internet_20_link" text:visited-style-name="Visited_20_Internet_20_Link"><text:span text:style-name="T14">Osiem najczęściej popełnianych błędów przy sprzedaży własnej piekarni. Przegląd piekarski i cukierniczy 2020-2</text:span></text:a></text:p>
      <text:p text:style-name="P31"><text:a xlink:type="simple" xlink:href="https://sigma-not.pl/publikacja-125840-data-science---nowa-nauka-w-obszarze-analizy-danych-przeglad-zbozowo-mlynarski-2020-2.html" text:style-name="Internet_20_link" text:visited-style-name="Visited_20_Internet_20_Link"><text:span text:style-name="T14">Data science - nowa nauka w obszarze analizy danych. Przegląd </text:span><text:span text:style-name="T32">Z</text:span><text:span text:style-name="T14">bożowo-</text:span><text:span text:style-name="T32">M</text:span><text:span text:style-name="T14">łynarski 2020-2</text:span></text:a></text:p>
      <text:p text:style-name="P31"><text:a xlink:type="simple" xlink:href="https://sigma-not.pl/publikacja-125300-dlaczego-przed-sprzedaża-piekarni-należy-przygotować-plan?-przeglad-piekarski-i-cukierniczy-2020-3.html" text:style-name="Internet_20_link" text:visited-style-name="Visited_20_Internet_20_Link"><text:span text:style-name="T14">Dlaczego przed sprzedażą piekarni należy przygotować plan? Przegląd </text:span><text:span text:style-name="T32">P</text:span><text:span text:style-name="T14">iekarski i </text:span><text:span text:style-name="T32">C</text:span><text:span text:style-name="T14">ukierniczy 2020-3</text:span></text:a></text:p>
      <text:p text:style-name="P28"><text:a xlink:type="simple" xlink:href="https://sigma-not.pl/publikacja-126420-czym-jest-sztuczna-inteligencja?-wprowadzenie-do-algorytmu-konwolucyjnych-sieci-neuronowych-przeglad-zbozowo-mlynarski-2020-3.html" text:style-name="Internet_20_link" text:visited-style-name="Visited_20_Internet_20_Link"><text:span text:style-name="T19">Czym jest sztuczna inteligencja? Wprowadzenie do algorytmu konwolucyjnych sieci neuronowych. Przegląd </text:span><text:span text:style-name="T23">Z</text:span><text:span text:style-name="T19">bożowo-</text:span><text:span text:style-name="T23">M</text:span><text:span text:style-name="T19">łynarski 2020-3</text:span></text:a></text:p>
      <text:p text:style-name="P29"><text:a xlink:type="simple" xlink:href="https://sigma-not.pl/publikacja-127373-jak-działaja-rekurencyjne-sieci-neuronowe-przeglad-zbozowo-mlynarski-2020-4.html" text:style-name="Internet_20_link" text:visited-style-name="Visited_20_Internet_20_Link"><text:span text:style-name="T19">Jak działają rekurencyjne sieci neuronowe. </text:span><text:span text:style-name="T19">P</text:span><text:span text:style-name="T19">rzegląd </text:span><text:span text:style-name="T24">Z</text:span><text:span text:style-name="T19">bożowo-</text:span><text:span text:style-name="T24">M</text:span><text:span text:style-name="T19">łynarski 2020-4</text:span></text:a></text:p>
      <text:p text:style-name="P29"><text:a xlink:type="simple" xlink:href="https://sigma-not.pl/publikacja-128425-zastosowania-algorytmu-programowania-liniowego-w-procesie-wyboru-wielkości-produkcji-przeglad-zbozowo-mlynarski-2020-5.html" text:style-name="Internet_20_link" text:visited-style-name="Visited_20_Internet_20_Link"><text:span text:style-name="T20">Zastosowania algorytmu programowania liniowego w procesie wyboru wielkości produkcji przegląd </text:span><text:span text:style-name="T24">z</text:span><text:span text:style-name="T20">bożowo-</text:span><text:span text:style-name="T24">m</text:span><text:span text:style-name="T20">łynarski 2020-</text:span><text:span text:style-name="T25">5</text:span></text:a></text:p>
      <text:p text:style-name="P28"><text:a xlink:type="simple" xlink:href="https://sigma-not.pl/publikacja-126095-co-powinni-zrobić-właściciele-piekarni-w-dobie-koronawirusa?-przeglad-piekarski-i-cukierniczy-2020-5.html" text:style-name="Internet_20_link" text:visited-style-name="Visited_20_Internet_20_Link"><text:span text:style-name="T19">Co powinni zrobić właściciele piekarni w dobie koron</text:span><text:span text:style-name="T23">a</text:span><text:span text:style-name="T19">wirusa? Przegląd </text:span><text:span text:style-name="T23">P</text:span><text:span text:style-name="T19">iekarski i </text:span><text:span text:style-name="T23">C</text:span><text:span text:style-name="T19">ukierniczy 2020-5</text:span></text:a></text:p>
      <text:p text:style-name="P29"><text:a xlink:type="simple" xlink:href="https://sigma-not.pl/publikacja-129580-analiza-porównawcza-zużycia-pradu-w-młynach-za-pomoca-programowania-liniowego-dea-ccr-przeglad-zbozowo-mlynarski-2020-6.html" text:style-name="Internet_20_link" text:visited-style-name="Visited_20_Internet_20_Link"><text:span text:style-name="T20">Analiza porównawcza zużycia prądu w młynach za pomocą programowania liniowego dea-ccr przegląd zbożowo-młynarski 2020-6</text:span></text:a></text:p>
      <text:p text:style-name="P29"><text:a xlink:type="simple" xlink:href="https://sigma-not.pl/publikacja-126602-czy-przekazać-piekarnię-dziecku?-przeglad-piekarski-i-cukierniczy-2020-6.html" text:style-name="Internet_20_link" text:visited-style-name="Visited_20_Internet_20_Link"><text:span text:style-name="T19">Czy przekazać piekarnię dziecku? Przegląd </text:span><text:span text:style-name="T23">P</text:span><text:span text:style-name="T19">iekarski i </text:span><text:span text:style-name="T23">C</text:span><text:span text:style-name="T19">ukierniczy 2020-6</text:span></text:a></text:p>
      <text:p text:style-name="P30"><text:a xlink:type="simple" xlink:href="https://sigma-not.pl/publikacja-127399-nepotyzm-w-piekarni-przeglad-piekarski-i-cukierniczy-2020-7-8.html" text:style-name="Internet_20_link" text:visited-style-name="Visited_20_Internet_20_Link"><text:span text:style-name="T14">Nepotyzm w piekarni. Przegląd </text:span><text:span text:style-name="T33">P</text:span><text:span text:style-name="T14">iekarski i </text:span><text:span text:style-name="T33">C</text:span><text:span text:style-name="T14">ukierniczy 2020-7-8</text:span></text:a></text:p>
      <text:p text:style-name="P28"><text:a xlink:type="simple" xlink:href="https://sigma-not.pl/publikacja-127870-franczyza-w-piekarni-sposobem-na-umocnienie-pozycji?-przeglad-piekarski-i-cukierniczy-2020-9.html" text:style-name="Internet_20_link" text:visited-style-name="Visited_20_Internet_20_Link"><text:span text:style-name="T19">F</text:span><text:span text:style-name="T19">ranczyza w piekarni sposobem na umocnienie pozycji? Przegląd Piekarski i Cukierniczy 2020-</text:span><text:span text:style-name="T26">9</text:span></text:a></text:p>
      <text:p text:style-name="P31"><text:a xlink:type="simple" xlink:href="https://sigma-not.pl/publikacja-128318-jakość-sprawozdań-finansowych-przeglad-piekarski-i-cukierniczy-2020-10.html" text:style-name="Internet_20_link" text:visited-style-name="Visited_20_Internet_20_Link"><text:span text:style-name="T34">Jakość sprawozdań finansowych <text:s/>przegląd piekarski i cukierniczy 2020-10</text:span></text:a></text:p>
      <text:p text:style-name="P30"><text:a xlink:type="simple" xlink:href="https://sigma-not.pl/publikacja-128973-przykład-zastosowania-programowania-liniowego-przy-określaniu-optymalnej-struktury-asortymentu-w-piekarni-przeglad-piekarski-i-cukierniczy-2020-11.html" text:style-name="Internet_20_link" text:visited-style-name="Visited_20_Internet_20_Link"><text:span text:style-name="T35">Przykład zastosowania programowania liniowego przy określaniu optymalnej struktury asortymentu w piekarni przegląd piekarski i cukierniczy 2020-11</text:span></text:a></text:p>
      <text:p text:style-name="P28"><text:a xlink:type="simple" xlink:href="https://sigma-not.pl/publikacja-129425-zachowanie-poufności-przy-sprzedaży-piekarni-przeglad-piekarski-i-cukierniczy-2020-12.html" text:style-name="Internet_20_link" text:visited-style-name="Visited_20_Internet_20_Link"><text:span text:style-name="T20">Zachowanie poufności przy sprzedaży piekarni <text:s/></text:span></text:a><text:span text:style-name="T21">P</text:span><text:a xlink:type="simple" xlink:href="https://sigma-not.pl/publikacja-129425-zachowanie-poufności-przy-sprzedaży-piekarni-przeglad-piekarski-i-cukierniczy-2020-12.html" text:style-name="Internet_20_link" text:visited-style-name="Visited_20_Internet_20_Link"><text:span text:style-name="T13">rzegląd piekarski i cukierniczy 2020-12</text:span></text:a></text:p>
      <text:p text:style-name="P33"><text:a xlink:type="simple" xlink:href="https://sigma-not.pl/publikacja-129427-optymalna-wielkości-zamówień-wyznaczona-metoda-economic-order-quantity-przeglad-piekarski-i-cukierniczy-2020-12.html" text:style-name="Internet_20_link" text:visited-style-name="Visited_20_Internet_20_Link"><text:span text:style-name="T19">Optymalna wielkości zamówień wyznaczona metodą economic order quantity przegląd piekarski i cukierniczy 2020-12</text:span></text:a></text:p>
      <text:p text:style-name="P7"/>
      <text:p text:style-name="P17">2019</text:p>
      <text:p text:style-name="P31"><text:a xlink:type="simple" xlink:href="https://sigma-not.pl/publikacja-118015-data-science-w-piekarni-przeglad-piekarski-i-cukierniczy-2019-1.html" text:style-name="Internet_20_link" text:visited-style-name="Visited_20_Internet_20_Link"><text:span text:style-name="T35">Data science w piekarni. </text:span><text:span text:style-name="T35">Przegląd Piekarski i Cukierniczy 2019-1</text:span></text:a></text:p>
      <text:p text:style-name="P31"><text:a xlink:type="simple" xlink:href="https://sigma-not.pl/publikacja-118884-wykrywanie-malwersacji-w-procesie-sprzedaży-cukierni-przeglad-piekarski-i-cukierniczy-2019-3.html" text:style-name="Internet_20_link" text:visited-style-name="Visited_20_Internet_20_Link"><text:span text:style-name="T14">Wykrywanie malwersacji w procesie sprzedaży cukierni. Przegląd </text:span><text:span text:style-name="T32">P</text:span><text:span text:style-name="T14">iekarski i </text:span><text:span text:style-name="T32">C</text:span><text:span text:style-name="T14">ukierniczy 2019-3</text:span></text:a></text:p>
      <text:p text:style-name="P31"><text:a xlink:type="simple" xlink:href="https://sigma-not.pl/publikacja-119423-data-science-w-diagnostyce-awarii-przeglad-piekarski-i-cukierniczy-2019-4.html" text:style-name="Internet_20_link" text:visited-style-name="Visited_20_Internet_20_Link"><text:span text:style-name="T14">Data science w diagnostyce awarii. Przegląd </text:span><text:span text:style-name="T32">P</text:span><text:span text:style-name="T14">iekarski i </text:span><text:span text:style-name="T32">C</text:span><text:span text:style-name="T14">ukierniczy 2019-4</text:span></text:a></text:p>
      <text:p text:style-name="P31"><text:a xlink:type="simple" xlink:href="https://sigma-not.pl/publikacja-121151-jak-dobrze-sprzedać-swoja-piekarnię?-przeglad-piekarski-i-cukierniczy-2019-7.html" text:style-name="Internet_20_link" text:visited-style-name="Visited_20_Internet_20_Link"><text:span text:style-name="T14">Jak dobrze sprzedać swoją piekarnię? Przegląd </text:span><text:span text:style-name="T31">P</text:span><text:span text:style-name="T14">iekarski i </text:span><text:span text:style-name="T31">C</text:span><text:span text:style-name="T14">ukierniczy 2019-7</text:span></text:a></text:p>
      <text:p text:style-name="P31"><text:a xlink:type="simple" xlink:href="https://sigma-not.pl/publikacja-121608-jak-sprzedać-piekarnię-funduszowi-private-equity?-przeglad-piekarski-i-cukierniczy-2019-8.html" text:style-name="Internet_20_link" text:visited-style-name="Visited_20_Internet_20_Link"><text:span text:style-name="T14">Jak sprzedać piekarnię funduszowi private equity? Przegląd </text:span><text:span text:style-name="T36">P</text:span><text:span text:style-name="T14">iekarski i </text:span><text:span text:style-name="T36">C</text:span><text:span text:style-name="T14">ukierniczy 2019-8</text:span></text:a></text:p>
      <text:p text:style-name="P31"><text:a xlink:type="simple" xlink:href="https://sigma-not.pl/publikacja-122153-kto-ma-zrestrukturyzować-piekarnię,-aby-podnieść-jej-wartość-do-sprzedaży?-przeglad-piekarski-i-cukierniczy-2019-9.html" text:style-name="Internet_20_link" text:visited-style-name="Visited_20_Internet_20_Link"><text:span text:style-name="T14">Kto ma zrestrukturyzować piekarnię, aby podnieść jej wartość do sprzedaży? Przegląd </text:span><text:span text:style-name="T36">P</text:span><text:span text:style-name="T14">iekarski i </text:span><text:span text:style-name="T36">C</text:span><text:span text:style-name="T14">ukierniczy 2019-</text:span><text:span text:style-name="T14">9</text:span></text:a></text:p>
      <text:p text:style-name="P31"><text:a xlink:type="simple" xlink:href="https://sigma-not.pl/publikacja-122754-jak-znaleźć-odpowiedniego-wspólnika-na-dobre-i-na-złe?-przeglad-piekarski-i-cukierniczy-2019-10.html" text:style-name="Internet_20_link" text:visited-style-name="Visited_20_Internet_20_Link"><text:span text:style-name="T14">Jak znaleźć odpowiedniego wspólnika na dobre i na złe? Przegląd </text:span><text:span text:style-name="T36">P</text:span><text:span text:style-name="T14">iekarski i </text:span><text:span text:style-name="T36">C</text:span><text:span text:style-name="T14">ukierniczy 2019-10</text:span></text:a></text:p>
      <text:p text:style-name="P31"><text:a xlink:type="simple" xlink:href="https://sigma-not.pl/publikacja-123154-czy-zwiększać-zyski-sprzedawanej-piekarni?-przeglad-piekarski-i-cukierniczy-2019-11.html" text:style-name="Internet_20_link" text:visited-style-name="Visited_20_Internet_20_Link"><text:span text:style-name="T14">Czy zwiększać zyski sprzedawanej piekarni? Przegląd </text:span><text:span text:style-name="T31">P</text:span><text:span text:style-name="T14">iekarski i </text:span><text:span text:style-name="T31">C</text:span><text:span text:style-name="T14">ukierniczy 2019-11</text:span></text:a></text:p>
      <text:p text:style-name="P28"><text:a xlink:type="simple" xlink:href="https://sigma-not.pl/publikacja-123748-obszary,-od-których-zależy-wartość-sprzedawanej-piekarni-przeglad-piekarski-i-cukierniczy-2019-12.html" text:style-name="Internet_20_link" text:visited-style-name="Visited_20_Internet_20_Link"><text:soft-page-break/><text:span text:style-name="T19">Obszary, od których zależy wartość sprzedawanej piekarni. Przegląd </text:span><text:span text:style-name="T27">P</text:span><text:span text:style-name="T19">iekarski i </text:span><text:span text:style-name="T27">C</text:span><text:span text:style-name="T19">ukierniczy 2019-12</text:span></text:a></text:p>
      <text:p text:style-name="P8"/>
      <text:p text:style-name="P13"/>
      <text:p text:style-name="P18"><text:span text:style-name="T37">2</text:span>018</text:p>
      <text:p text:style-name="P29"><text:a xlink:type="simple" xlink:href="https://sigma-not.pl/publikacja-111492-jak-dobrze-sprzedać-własna-firmę?-(cz.1)-przeglad-piekarski-i-cukierniczy-2018-1.html" text:style-name="Internet_20_link" text:visited-style-name="Visited_20_Internet_20_Link"><text:span text:style-name="T20">Jak dobrze sprzedać własną firmę? (cz.1). </text:span><text:span text:style-name="T20">Przegląd Piekarski i Cukierniczy 2018-1</text:span></text:a></text:p>
      <text:p text:style-name="P29"><text:a xlink:type="simple" xlink:href="https://sigma-not.pl/publikacja-111908-jak-dobrze-sprzedać-własna-firmę?-(cz.2)-przeglad-piekarski-i-cukierniczy-2018-2.html" text:style-name="Internet_20_link" text:visited-style-name="Visited_20_Internet_20_Link"><text:span text:style-name="T20">Jak dobrze sprzedać własną firmę? (cz.2). </text:span><text:span text:style-name="T20">Przegląd Piekarski i Cukierniczy 2018-2</text:span></text:a></text:p>
      <text:p text:style-name="P29"><text:a xlink:type="simple" xlink:href="https://sigma-not.pl/publikacja-112485-przygotowanie-piekarni-i-cukierni-do-sprzedaży-15-obszarów-wartości-(cz.1)-przeglad-piekarski-i-cukierniczy-2018-3.html" text:style-name="Internet_20_link" text:visited-style-name="Visited_20_Internet_20_Link"><text:span text:style-name="T20">Przygotowanie piekarni i cukierni do sprzedaży 15 obszarów wartości (cz. 1). </text:span><text:span text:style-name="T20">Przegląd Piekarski i Cukierniczy 2018-3</text:span></text:a></text:p>
      <text:p text:style-name="P29"><text:a xlink:type="simple" xlink:href="https://sigma-not.pl/publikacja-113029-przygotowanie-piekarni-i-cukierni-do-sprzedaży-15-obszarów-wartości-(cz.-2)-przeglad-piekarski-i-cukierniczy-2018-4.html" text:style-name="Internet_20_link" text:visited-style-name="Visited_20_Internet_20_Link"><text:span text:style-name="T20">Przygotowanie piekarni i cukierni do sprzedaży 15 obszarów wartości (cz. 2). </text:span><text:span text:style-name="T20">Przegląd Piekarski i Cukierniczy 2018-4</text:span></text:a></text:p>
      <text:p text:style-name="P29"><text:a xlink:type="simple" xlink:href="https://sigma-not.pl/publikacja-113429-przygotowanie-piekarni-i-cukierni-do-sprzedaży-15-obszarów-wartości-(cz.-3)-przeglad-piekarski-i-cukierniczy-2018-5.html" text:style-name="Internet_20_link" text:visited-style-name="Visited_20_Internet_20_Link"><text:span text:style-name="T20">Przygotowanie piekarni i cukierni do sprzedaży 15 obszarów wartości (cz. 3). </text:span><text:span text:style-name="T20">Przegląd Piekarski i Cukierniczy 2018-5</text:span></text:a></text:p>
      <text:p text:style-name="P29"><text:a xlink:type="simple" xlink:href="https://sigma-not.pl/publikacja-114037-trzy-strategie-budowania-przewagi-konkurencyjnej-w-okresie-poprzedzajacym-sprzedaż-piekarni-przeglad-piekarski-i-cukierniczy-2018-6.html" text:style-name="Internet_20_link" text:visited-style-name="Visited_20_Internet_20_Link"><text:span text:style-name="T20">Trzy strategie budowania przewagi konkurencyjnej w okresie poprzedzającym sprzedaż piekarni. Przegląd Piekarski i Cukierniczy 2018-6</text:span></text:a></text:p>
      <text:p text:style-name="P29"><text:a xlink:type="simple" xlink:href="https://sigma-not.pl/publikacja-114690-negocjacje-zakupu-piekarni---schemat-postępowania-zawodowych-negocjatorów-przeglad-piekarski-i-cukierniczy-2018-7.html" text:style-name="Internet_20_link" text:visited-style-name="Visited_20_Internet_20_Link"><text:span text:style-name="T20">Negocjacje zakupu piekarni - schemat postępowania zawodowych negocjatorów.</text:span></text:a><text:span text:style-name="T20"> </text:span><text:a xlink:type="simple" xlink:href="https://sigma-not.pl/publikacja-114690-negocjacje-zakupu-piekarni---schemat-postępowania-zawodowych-negocjatorów-przeglad-piekarski-i-cukierniczy-2018-7.html" text:style-name="Internet_20_link" text:visited-style-name="Visited_20_Internet_20_Link"><text:span text:style-name="T20">Przegląd Piekarski i Cukierniczy 2018-7</text:span></text:a></text:p>
      <text:p text:style-name="P29"><text:a xlink:type="simple" xlink:href="https://sigma-not.pl/publikacja-115179-trzy-bariery,-przez-które-nie-udaje-się-zwerbować-zewnętrznych-menadżerów-do-firmy-rodzinnej-przeglad-piekarski-i-cukierniczy-2018-8.html" text:style-name="Internet_20_link" text:visited-style-name="Visited_20_Internet_20_Link"><text:span text:style-name="T20">Trzy bariery, przez które nie udaje się zwerbować zewnętrznych menadżerów do firmy rodzinnej. Przegląd </text:span><text:span text:style-name="T28">P</text:span><text:span text:style-name="T20">iekarski i </text:span><text:span text:style-name="T28">C</text:span><text:span text:style-name="T20">ukierniczy 2018-8</text:span></text:a></text:p>
      <text:p text:style-name="P29"><text:a xlink:type="simple" xlink:href="https://sigma-not.pl/publikacja-115665-jak-zachować-tajemnicę-o-sprzedaży-firmy?-przeglad-piekarski-i-cukierniczy-2018-9.html" text:style-name="Internet_20_link" text:visited-style-name="Visited_20_Internet_20_Link"><text:span text:style-name="T20">Jak zachować tajemnicę o sprzedaży firmy?</text:span></text:a><text:span text:style-name="T20"> </text:span><text:a xlink:type="simple" xlink:href="https://sigma-not.pl/publikacja-115665-jak-zachować-tajemnicę-o-sprzedaży-firmy?-przeglad-piekarski-i-cukierniczy-2018-9.html" text:style-name="Internet_20_link" text:visited-style-name="Visited_20_Internet_20_Link"><text:span text:style-name="T20">Przegląd Piekarski i Cukierniczy 2018-</text:span><text:span text:style-name="T20">9</text:span></text:a></text:p>
      <text:p text:style-name="P23"><text:a xlink:type="simple" xlink:href="http://sigma-not.pl/publikacja-116338-jak-oszacować-rynkowa-wartość-piekarni-przeznaczonej-do-sprzedaży?-przeglad-piekarski-i-cukierniczy-2018-10.html" text:style-name="Internet_20_link" text:visited-style-name="Visited_20_Internet_20_Link"><text:span text:style-name="T20">Jak oszacować rynkową wartość piekarni przeznaczonej do sprzedaży? </text:span><text:span text:style-name="T20">Przegląd Piekarski i Cukierniczy 2018-10</text:span></text:a></text:p>
      <text:p text:style-name="P9"/>
      <text:p text:style-name="P10"/>
      <text:p text:style-name="P10"/>
      <text:p text:style-name="P11"/>
      <text:p text:style-name="P14"><text:span text:style-name="T37">2</text:span>009-2017</text:p>
      <text:p text:style-name="P12"/>
      <text:p text:style-name="P24"><text:a xlink:type="simple" xlink:href="https://sigma-not.pl/publikacja-45427-czy-bariera-rozwoju-może-być-szeroki-wachlarz-produktów?-analiza-problemu-na-przykładzie-piekarni-przeglad-piekarski-i-cukierniczy-2009-8.html" text:style-name="Internet_20_link" text:visited-style-name="Visited_20_Internet_20_Link"><text:span text:style-name="T19">Czy barierą rozwoju może być szeroki wachlarz produktów? Analiza problemu na przykładzie piekarni. Przegląd piekarski i cukierniczy 2009-8</text:span></text:a></text:p>
      <text:p text:style-name="P24"><text:a xlink:type="simple" xlink:href="https://sigma-not.pl/publikacja-71825-rachunek-kosztów-pełnych-i-kosztów-zmiennych---porównanie-metod-przeglad-piekarski-i-cukierniczy-2012-11.html" text:style-name="Internet_20_link" text:visited-style-name="Visited_20_Internet_20_Link"><text:span text:style-name="T19">Rachunek kosztów pełnych i kosztów zmiennych - porównanie metod. Przegląd piekarski i cukierniczy 2012-11</text:span></text:a></text:p>
      <text:p text:style-name="P24"><text:a xlink:type="simple" xlink:href="https://sigma-not.pl/publikacja-70292-jakość-w-kawiarni.-może-z-tqm?-przeglad-piekarski-i-cukierniczy-2012-9.html" text:style-name="Internet_20_link" text:visited-style-name="Visited_20_Internet_20_Link"><text:span text:style-name="T20">Jakość w kawiarni. Może z TQM? Przegląd Piekarski i Cukierniczy 2012-9</text:span></text:a></text:p>
      <text:p text:style-name="P25"><text:a xlink:type="simple" xlink:href="https://sigma-not.pl/publikacja-76273-cukiernia-na-lato-przeglad-piekarski-i-cukierniczy-2013-5.html" text:style-name="Internet_20_link" text:visited-style-name="Visited_20_Internet_20_Link"><text:span text:style-name="T20">Cukiernia na lato. Przegląd Piekarski i Cukierniczy 2013-5</text:span></text:a></text:p>
      <text:p text:style-name="P12"/>
      <text:p text:style-name="P26"><text:a xlink:type="simple" xlink:href="https://www.controllingirachunkowosc.pl/zarzadzanie/total-quality-management-w-dziale-ksiegowosci" text:style-name="Internet_20_link" text:visited-style-name="Visited_20_Internet_20_Link"><text:span text:style-name="T19">Total Quality Management w dziale księgowości. Controlling i Rachunkowość Zarządcza - wrzesień 2012</text:span></text:a></text:p>
      <text:p text:style-name="P26"><text:a xlink:type="simple" xlink:href="http://www.econtrolling.explanator.pl/doswiadczenia-i-wiedza-ekspertow/total-economic-impact-nowatorski-model-oceny-projektow-branzy-it" text:style-name="Internet_20_link" text:visited-style-name="Visited_20_Internet_20_Link"><text:span text:style-name="T19">Total Economic Impact – nowatorski model oceny projektów branży IT. Controlling i Rachunkowość Zarządcza – marzec 2013</text:span></text:a></text:p>
      <text:p text:style-name="P26"><text:a xlink:type="simple" xlink:href="http://www.computerworld.pl/news/357311_2/Policzone.ryzyka.i.korzysci.html" text:style-name="Internet_20_link" text:visited-style-name="Visited_20_Internet_20_Link"><text:span text:style-name="T19">Policzone ryzyka i korzyści - Total Economic Impact. </text:span><text:span text:style-name="T16">ComputerWorld – marzec 2013</text:span></text:a></text:p>
      <text:p text:style-name="P26"><text:a xlink:type="simple" xlink:href="http://nf.pl/manager/zmiana-dzialalnosci-podstawowej-szalenstwo-czy-warunek-przetrwania-kryzysu,2,10701,150" text:style-name="Internet_20_link" text:visited-style-name="Visited_20_Internet_20_Link"><text:span text:style-name="T19">Zmiana działalności podstawowej - szaleństwo czy warunek przetrwania kryzysu? </text:span><text:span text:style-name="T19">Nowoczesna </text:span><text:span text:style-name="T19"><text:s/>Firma</text:span></text:a><text:span text:style-name="T17"> </text:span><text:span text:style-name="T18">2011-3</text:span></text:p>
      <text:p text:style-name="P27"><text:a xlink:type="simple" xlink:href="http://nf.pl/manager/mity-i-fakty-na-temat-metod-kompleksowego-zarzadzania-jakoscia,,10739,150" text:style-name="Internet_20_link" text:visited-style-name="Visited_20_Internet_20_Link"><text:span text:style-name="T15">Mity i fakty na temat metod kompleksowego zarządzania jakością. <text:s/>Nowoczesna Firma</text:span><text:span text:style-name="T17"> </text:span><text:span text:style-name="T18">2012-4</text:span></text:a></text:p>
      <text:p text:style-name="P27"><text:a xlink:type="simple" xlink:href="http://klub.nf.pl/u/wojciech-moszczynski/artykul/najczestsze-grzechy-konsultanta-zewnetrznego,,41531,295" text:style-name="Internet_20_link" text:visited-style-name="Visited_20_Internet_20_Link"><text:span text:style-name="T18">Najczęstsze grzechy konsultanta zewnętrznego. Nowoczesna Firma 2012-5</text:span></text:a></text:p>
      <text:p text:style-name="P27"><text:a xlink:type="simple" xlink:href="http://klub.nf.pl/u/wojciech-moszczynski/artykul/troche-o-konsultingu-obwoznym,,41523,295" text:style-name="Internet_20_link" text:visited-style-name="Visited_20_Internet_20_Link"><text:span text:style-name="T19">Trochę o konsultingu obwoźnym. </text:span><text:span text:style-name="T19">N</text:span><text:span text:style-name="T19">owoczesna Firma 2012-1</text:span></text:a></text:p>
      <text:p text:style-name="P27"><text:a xlink:type="simple" xlink:href="http://nf.pl/manager/kryzys-nie-wystarczy-by-go-przetrwac-trzeba-z-nim-wygrac,,10653,148" text:style-name="Internet_20_link" text:visited-style-name="Visited_20_Internet_20_Link"><text:span text:style-name="T19">Kryzys, nie wystarczy by go przetrwać, trzeba z nim wygrać. Nowoczesna Firma 2015-5</text:span></text:a></text:p>
      <text:p text:style-name="P27"><text:a xlink:type="simple" xlink:href="http://nf.pl/manager/zrozumiec-potrzebe-kompleksowego-zarzadzania-jakoscia,,10663,85" text:style-name="Internet_20_link" text:visited-style-name="Visited_20_Internet_20_Link"><text:span text:style-name="T19">Zrozumieć potrzebę kompleksowego zarządzania jakością. </text:span><text:span text:style-name="T29">Nowoczesna Firma 2014-2</text:span></text:a></text:p>
      <text:p text:style-name="P27"><text:a xlink:type="simple" xlink:href="http://nf.pl/po-pracy/jak-ocenic-prace-dzialu-ksiegowosci,,11577,295" text:style-name="Internet_20_link" text:visited-style-name="Visited_20_Internet_20_Link"><text:span text:style-name="T19">Jak ocenić prace działu księgowości? </text:span><text:span text:style-name="T29">Nowoczesna Firma 2013-4</text:span></text:a></text:p>
      <text:p text:style-name="P27"><text:a xlink:type="simple" xlink:href="http://nf.pl/po-pracy/kto-ma-przeprowadzic-zmiany,,11412,295" text:style-name="Internet_20_link" text:visited-style-name="Visited_20_Internet_20_Link"><text:span text:style-name="T19">Kto ma przeprowadzić zmiany? </text:span><text:span text:style-name="T29">Nowoczesna Firma 2013-5</text:span></text:a></text:p>
      <text:p text:style-name="P27"><text:a xlink:type="simple" xlink:href="http://nf.pl/po-pracy/jak-odkryc-kluczowe-potrzeby-klientow,,11408,295" text:style-name="Internet_20_link" text:visited-style-name="Visited_20_Internet_20_Link"><text:span text:style-name="T19">Jak odkryć kluczowe potrzeby klientów? </text:span><text:span text:style-name="T30">Nowoczesna Firma 2013-6</text:span></text:a></text:p>
      <text:p text:style-name="P27"><text:a xlink:type="simple" xlink:href="http://nf.pl/po-pracy/historia-powstania-metody-zarzadzania-jakoscia-six-sigma,,11317,295" text:style-name="Internet_20_link" text:visited-style-name="Visited_20_Internet_20_Link"><text:span text:style-name="T19">Historia powstania metody zarządzania jakością Six Sigma. </text:span><text:span text:style-name="T30">Nowoczesna Firma 2013-7</text:span></text:a></text:p>
      <text:p text:style-name="P27"><text:a xlink:type="simple" xlink:href="http://nf.pl/po-pracy/menedzer-innowacji-zawod-przyszlosci,,10819,295" text:style-name="Internet_20_link" text:visited-style-name="Visited_20_Internet_20_Link"><text:span text:style-name="T19">Menedżer innowacji - zawód przyszłości? </text:span><text:span text:style-name="T30">Nowoczesna Firma 2013-8</text:span></text:a></text:p>
      <text:p text:style-name="P27"><text:a xlink:type="simple" xlink:href="http://nf.pl/manager/jak-stworzyc-przelomowy-produkt,,15637,148" text:style-name="Internet_20_link" text:visited-style-name="Visited_20_Internet_20_Link"><text:span text:style-name="T19">Jak stworzyć przełomowy produkt? </text:span><text:span text:style-name="T30">Nowoczesna Firma 2013-9</text:span></text:a></text:p>
      <text:p text:style-name="P27"><text:a xlink:type="simple" xlink:href="http://nf.pl/manager/szeroki-wachlarz-produktow-bariera,,10793,150" text:style-name="Internet_20_link" text:visited-style-name="Visited_20_Internet_20_Link"><text:span text:style-name="T19">Szeroki wachlarz produktów barierą? </text:span><text:span text:style-name="T30">Nowoczesna Firma 2013-10</text:span></text:a></text:p>
      <text:p text:style-name="P34"><text:a xlink:type="simple" xlink:href="http://nf.pl/manager/jak-stworzyc-przelomowy-produkt,,10796,150" text:style-name="Internet_20_link" text:visited-style-name="Visited_20_Internet_20_Link"><text:span text:style-name="T19">Jak stworzyć przełomowy produkt? </text:span><text:span text:style-name="T10">Część I - Efektywne zarządzanie innowacyjnym projektem. </text:span><text:span text:style-name="T11">Nowoczesna Firma 2013-11</text:span></text:a></text:p>
      <text:p text:style-name="P21"/>
      <text:p text:style-name="P15"><text:span text:style-name="T2">F</text:span><text:span text:style-name="T1">ilmy </text:span></text:p>
      <text:p text:style-name="P19"/>
      <text:p text:style-name="P1"><text:span text:style-name="T4">1. </text:span><text:a xlink:type="simple" xlink:href="https://www.youtube.com/watch?v=I1juqBaC54A&amp;t=4s" text:style-name="Internet_20_link" text:visited-style-name="Visited_20_Internet_20_Link"><text:span text:style-name="T3">Jak sprzedać swoją firmę dobrze? </text:span><text:span text:style-name="T5">2018-03</text:span></text:a></text:p>
      <text:p text:style-name="P1"><text:span text:style-name="T4">2. </text:span><text:a xlink:type="simple" xlink:href="https://www.youtube.com/watch?v=L481trCEs3s&amp;t=50s" text:style-name="Internet_20_link" text:visited-style-name="Visited_20_Internet_20_Link"><text:span text:style-name="T5">Wycena wartości firmy – jak ją przeprowadzić? 2018-03</text:span></text:a></text:p>
      <text:p text:style-name="P1"><text:span text:style-name="T4">3. </text:span><text:a xlink:type="simple" xlink:href="https://www.youtube.com/watch?v=eL3NyYNcQiY&amp;list=UUpy8rUSN8Iu24s0Mfh7AJ2g&amp;index=14" text:style-name="Internet_20_link" text:visited-style-name="Visited_20_Internet_20_Link"><text:span text:style-name="T3">Zachowanie poufności przy sprzedaży własnej firmy. </text:span><text:span text:style-name="T5">2018-03</text:span></text:a></text:p>
      <text:p text:style-name="P1"><text:a xlink:type="simple" xlink:href="https://www.youtube.com/watch?v=t5cI2aGUxcs&amp;list=UUpy8rUSN8Iu24s0Mfh7AJ2g&amp;index=13" text:style-name="Internet_20_link" text:visited-style-name="Visited_20_Internet_20_Link"><text:span text:style-name="T4">4. </text:span><text:span text:style-name="T38">Jak zdobyć zaufanie kupującego firmę?</text:span></text:a><text:span text:style-name="T5"> </text:span><text:span text:style-name="T4">2018-03</text:span></text:p>
      <text:p text:style-name="P4"><text:span text:style-name="T38">5. </text:span><text:a xlink:type="simple" xlink:href="https://www.youtube.com/watch?v=6gt21HTm6iU&amp;list=UUpy8rUSN8Iu24s0Mfh7AJ2g&amp;index=12" text:style-name="Internet_20_link" text:visited-style-name="Visited_20_Internet_20_Link"><text:span text:style-name="T38">8 najczęstszych błędów przy sprzedaży własnej firmy. </text:span><text:span text:style-name="T3">2018-03</text:span></text:a></text:p>
      <text:p text:style-name="P4"><text:span text:style-name="T3">6. </text:span><text:a xlink:type="simple" xlink:href="https://www.youtube.com/watch?v=MJZ4SSJY66Y&amp;list=UUpy8rUSN8Iu24s0Mfh7AJ2g&amp;index=11" text:style-name="Internet_20_link" text:visited-style-name="Visited_20_Internet_20_Link"><text:span text:style-name="T38">Sprzedaż firmy sposobem na życie?</text:span></text:a><text:span text:style-name="T3"> 2018-03</text:span></text:p>
      <text:p text:style-name="P4"><text:span text:style-name="T3">7. </text:span><text:a xlink:type="simple" xlink:href="https://www.youtube.com/watch?v=FAW3mhphLo0&amp;list=UUpy8rUSN8Iu24s0Mfh7AJ2g&amp;index=9" text:style-name="Internet_20_link" text:visited-style-name="Visited_20_Internet_20_Link"><text:span text:style-name="T38">6 klasycznych trików stosowanych przez zawodowych negocjatorów przy zakupie firmy. 2018-03</text:span></text:a></text:p>
      <text:p text:style-name="P1"><text:span text:style-name="T4">8. </text:span><text:a xlink:type="simple" xlink:href="https://www.youtube.com/watch?v=6MlpBbG5lbc&amp;list=UUpy8rUSN8Iu24s0Mfh7AJ2g&amp;index=10" text:style-name="Internet_20_link" text:visited-style-name="Visited_20_Internet_20_Link"><text:span text:style-name="T38">Rynkowa cena za własną firmę – jak ją poprawić? 2018-03</text:span></text:a></text:p>
      <text:p text:style-name="P4"><text:span text:style-name="T3">9. </text:span><text:a xlink:type="simple" xlink:href="https://www.youtube.com/watch?v=tD1YZO8VymA&amp;list=UUpy8rUSN8Iu24s0Mfh7AJ2g&amp;index=8" text:style-name="Internet_20_link" text:visited-style-name="Visited_20_Internet_20_Link"><text:span text:style-name="T38">Nepotyzm w firmie rodzinnej ma wpływ na jej wartość! 2018-03</text:span></text:a></text:p>
      <text:p text:style-name="P4"><text:span text:style-name="T3">10. </text:span><text:a xlink:type="simple" xlink:href="../../AAA%20Python/Przekazać%20firmę%20dziecku%3F" text:style-name="Internet_20_link" text:visited-style-name="Visited_20_Internet_20_Link"><text:span text:style-name="T38">Przekazać firmę dziecku? 2018-04</text:span></text:a></text:p>
      <text:p text:style-name="P1"><text:soft-page-break/><text:span text:style-name="T4">11. </text:span><text:a xlink:type="simple" xlink:href="https://www.youtube.com/watch?v=SWBj_ia8BE8&amp;list=UUpy8rUSN8Iu24s0Mfh7AJ2g&amp;index=6" text:style-name="Internet_20_link" text:visited-style-name="Visited_20_Internet_20_Link"><text:span text:style-name="T38">Czym są fundusze private equity? 2018-03</text:span></text:a></text:p>
      <text:p text:style-name="P1"><text:span text:style-name="T6">12. </text:span><text:a xlink:type="simple" xlink:href="https://www.youtube.com/watch?v=NnnW_dCK0zM&amp;list=UUpy8rUSN8Iu24s0Mfh7AJ2g&amp;index=4" text:style-name="Internet_20_link" text:visited-style-name="Visited_20_Internet_20_Link"><text:span text:style-name="T38">Twoja firma też może być sprzedana! 2018-03</text:span></text:a></text:p>
      <text:p text:style-name="P5"><text:span text:style-name="T6">1</text:span><text:span text:style-name="T3">3. </text:span><text:a xlink:type="simple" xlink:href="https://www.youtube.com/watch?v=8k4kkkTnAmM&amp;list=UUpy8rUSN8Iu24s0Mfh7AJ2g&amp;index=3" text:style-name="Internet_20_link" text:visited-style-name="Visited_20_Internet_20_Link"><text:span text:style-name="T38">Jaki sprawdzić, czy ktoś jest zawodowym negocjatorem? </text:span><text:span text:style-name="T4">2018-03</text:span></text:a></text:p>
      <text:p text:style-name="P1"><text:span text:style-name="T7">14. </text:span><text:a xlink:type="simple" xlink:href="https://www.youtube.com/watch?v=VouPtQn4T-c&amp;list=UUpy8rUSN8Iu24s0Mfh7AJ2g&amp;index=5" text:style-name="Internet_20_link" text:visited-style-name="Visited_20_Internet_20_Link"><text:span text:style-name="T38">Doskonale prosperująca firma, której nie można sprzedać? 2018-03</text:span></text:a></text:p>
      <text:p text:style-name="P5"><text:span text:style-name="T3">15. </text:span><text:a xlink:type="simple" xlink:href="https://www.youtube.com/watch?v=1wNdWbGd55E&amp;list=UUpy8rUSN8Iu24s0Mfh7AJ2g&amp;index=2" text:style-name="Internet_20_link" text:visited-style-name="Visited_20_Internet_20_Link"><text:span text:style-name="T38">Teoria termostatu finansowego. 2018-03</text:span></text:a></text:p>
      <text:p text:style-name="P5"><text:span text:style-name="T5">1</text:span><text:span text:style-name="T3">6. </text:span><text:a xlink:type="simple" xlink:href="https://www.youtube.com/watch?v=bmOPus6uOS4&amp;list=UUpy8rUSN8Iu24s0Mfh7AJ2g&amp;index=1" text:style-name="Internet_20_link" text:visited-style-name="Visited_20_Internet_20_Link"><text:span text:style-name="T38">Budowanie wartości firmy rękami nowych menadżerów. 2018-03</text:span></text:a></text:p>
      <text:p text:style-name="P1"><text:a xlink:type="simple" xlink:href="https://www.youtube.com/watch?v=LxhydVEdYc8&amp;t=3s" text:style-name="Internet_20_link" text:visited-style-name="Visited_20_Internet_20_Link"><text:span text:style-name="T10"/></text:a></text:p>
      <text:p text:style-name="P2"><text:a xlink:type="simple" xlink:href="https://www.youtube.com/watch?v=5H0LHfVcAuQ&amp;list=UUvTfPiIaAP2AFwzUNxYSyHA&amp;index=13" text:style-name="Internet_20_link" text:visited-style-name="Visited_20_Internet_20_Link"><text:span text:style-name="T3">#1 WTM: Fort VII Twierdzy Modlin. </text:span><text:span text:style-name="T8">2016-12</text:span></text:a></text:p>
      <text:p text:style-name="P2"><text:a xlink:type="simple" xlink:href="https://www.youtube.com/watch?v=LxhydVEdYc8&amp;t=3s" text:style-name="Internet_20_link" text:visited-style-name="Visited_20_Internet_20_Link"><text:span text:style-name="T3">#2 WTM: Luneta Frontu sw Jerzego Twierdza Modlin. </text:span><text:span text:style-name="T9">2016-12</text:span></text:a></text:p>
      <text:p text:style-name="P3"><text:a xlink:type="simple" xlink:href="https://www.youtube.com/watch?v=t4c9aoTJxko&amp;t=64s" text:style-name="Internet_20_link" text:visited-style-name="Visited_20_Internet_20_Link"><text:span text:style-name="T3">#3 WTM: Historia Six Sigma. </text:span><text:span text:style-name="T9">2016-12</text:span></text:a></text:p>
      <text:p text:style-name="P2"><text:a xlink:type="simple" xlink:href="https://www.youtube.com/watch?v=paO0-f46NdM" text:style-name="Internet_20_link" text:visited-style-name="Visited_20_Internet_20_Link"><text:span text:style-name="T38">#4 WTM: Gruba Berta cz 1</text:span><text:span text:style-name="T38">. </text:span><text:span text:style-name="T9">2016-12</text:span></text:a></text:p>
      <text:p text:style-name="P2"><text:a xlink:type="simple" xlink:href="https://www.youtube.com/watch?v=W4e7B1OATpk&amp;t=30s" text:style-name="Internet_20_link" text:visited-style-name="Visited_20_Internet_20_Link"><text:span text:style-name="T3">#5 WTM: Gruba Berta cz 2. </text:span><text:span text:style-name="T9">2016-12</text:span></text:a></text:p>
      <text:p text:style-name="P2"><text:a xlink:type="simple" xlink:href="https://www.youtube.com/watch?v=RdCZPbNdRp4&amp;t=38s" text:style-name="Internet_20_link" text:visited-style-name="Visited_20_Internet_20_Link"><text:span text:style-name="T3">#6 WTM: Ludożercy w Polsce. </text:span><text:span text:style-name="T9">2017-1</text:span></text:a></text:p>
      <text:p text:style-name="P2"><text:a xlink:type="simple" xlink:href="https://www.youtube.com/watch?v=kTaTA6DxYe0&amp;t=13s" text:style-name="Internet_20_link" text:visited-style-name="Visited_20_Internet_20_Link"><text:span text:style-name="T3">#7 WTM: Tajemnica starego obelisku. 2017-1</text:span></text:a></text:p>
      <text:p text:style-name="P2"><text:a xlink:type="simple" xlink:href="https://www.youtube.com/watch?v=GPUoSVWdZZU&amp;t=33s" text:style-name="Internet_20_link" text:visited-style-name="Visited_20_Internet_20_Link"><text:span text:style-name="T3">#8 WTM: Izrael Poznanski. 2017-1</text:span></text:a></text:p>
      <text:p text:style-name="P19"/>
      <text:p text:style-name="P19"/>
      <text:p text:style-name="P20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ato Black" svg:font-family="'Lato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11:41.577968132</meta:creation-date>
    <dc:date>2023-06-22T09:10:11.896278149</dc:date>
    <meta:editing-duration>PT3H17M40S</meta:editing-duration>
    <meta:editing-cycles>19</meta:editing-cycles>
    <meta:generator>LibreOffice/7.4.3.2$Linux_X86_64 LibreOffice_project/1048a8393ae2eeec98dff31b5c133c5f1d08b890</meta:generator>
    <meta:document-statistic meta:table-count="0" meta:image-count="0" meta:object-count="0" meta:page-count="4" meta:paragraph-count="148" meta:word-count="1499" meta:character-count="12114" meta:non-whitespace-character-count="10740"/>
  </office:meta>
</office:document-meta>
</file>